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0.14mm"/>
    </style:style>
    <style:style style:name="co3" style:family="table-column">
      <style:table-column-properties fo:break-before="auto" style:column-width="14.82mm"/>
    </style:style>
    <style:style style:name="co4" style:family="table-column">
      <style:table-column-properties fo:break-before="auto" style:column-width="14.53mm"/>
    </style:style>
    <style:style style:name="co5" style:family="table-column">
      <style:table-column-properties fo:break-before="auto" style:column-width="15.1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θ_3d_0_b0__2c__20_90_b0_">
      <style:table-properties table:display="true" style:writing-mode="lr-tb"/>
    </style:style>
    <style:style style:name="ta2" style:family="table" style:master-page-name="PageStyle_5f_random_20_θ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" style:family="table-cell" style:parent-style-name="Default">
      <style:table-cell-properties fo:background-color="#ffffff" fo:padding="0.71mm"/>
    </style:style>
    <style:style style:name="ce4" style:family="table-cell" style:parent-style-name="Default">
      <style:table-cell-properties style:glyph-orientation-vertical="0" fo:border-bottom="0.74pt solid #212121" fo:background-color="#00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5" style:family="table-cell" style:parent-style-name="Default">
      <style:table-cell-properties style:glyph-orientation-vertical="0" fo:border-bottom="0.74pt solid #212121" fo:background-color="#99cc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8" style:family="table-cell" style:parent-style-name="Default" style:data-style-name="N2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10" style:family="table-cell" style:parent-style-name="Default">
      <style:table-cell-properties fo:background-color="#ffffff" style:diagonal-bl-tr="none" style:diagonal-tl-br="none" fo:border="none" fo:padding="0.71mm" style:rotation-align="none"/>
    </style:style>
    <style:style style:name="ce11" style:family="table-cell" style:parent-style-name="Default">
      <style:table-cell-properties fo:background-color="#ccffcc" fo:padding="0.71mm"/>
    </style:style>
    <style:style style:name="ce1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" style:family="table-cell" style:parent-style-name="Default" style:data-style-name="N133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212121" fo:background-color="#cc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6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17" style:family="table-cell" style:parent-style-name="Default" style:data-style-name="N134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8" style:family="table-cell" style:parent-style-name="Default" style:data-style-name="N134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134">
      <style:table-cell-properties fo:background-color="#ffffff" fo:padding="0.71mm"/>
    </style:style>
    <style:style style:name="ce20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fo:background-color="#00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22" style:family="table-cell" style:parent-style-name="Default" style:data-style-name="N134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23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ccffcc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25" style:family="table-cell" style:parent-style-name="Default" style:data-style-name="N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 style:data-style-name="N134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7" style:family="table-cell" style:parent-style-name="Default" style:data-style-name="N13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1.76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212121" fo:background-color="#ffffff" style:diagonal-bl-tr="none" style:diagonal-tl-br="none" style:text-align-source="fix" style:repeat-content="false" fo:wrap-option="no-wrap" fo:border-left="none" style:direction="ltr" fo:padding="0.71mm" fo:border-right="1.76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1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2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center" css3t:text-justify="auto" fo:margin-left="0mm" style:writing-mode="page"/>
    </style:style>
    <style:style style:name="ce33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4" style:family="table-cell" style:parent-style-name="Default" style:data-style-name="N2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fo:padding="0.71mm"/>
    </style:style>
    <style:style style:name="ce3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38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0.74pt solid #212121" style:vertical-align="automatic" loext:vertical-justify="auto"/>
      <style:paragraph-properties fo:text-align="start" css3t:text-justify="auto" fo:margin-left="3.53mm" style:writing-mode="page"/>
    </style:style>
    <style:style style:name="ce39" style:family="table-cell" style:parent-style-name="Default" style:data-style-name="N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0" style:family="table-cell" style:parent-style-name="Default" style:data-style-name="N2">
      <style:table-cell-properties style:glyph-orientation-vertical="0" fo:border-bottom="0.74pt solid #212121" fo:background-color="#ff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3.53mm" style:writing-mode="page"/>
    </style:style>
    <style:style style:name="ce41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2" style:family="table-cell" style:parent-style-name="Default" style:data-style-name="N2">
      <style:table-cell-properties fo:border-bottom="none" fo:background-color="#ffffff" style:diagonal-bl-tr="none" style:diagonal-tl-br="none" fo:border-left="0.74pt solid #212121" fo:padding="0.71mm" fo:border-right="0.74pt solid #212121" style:rotation-align="none" fo:border-top="none"/>
    </style:style>
    <style:style style:name="ce43" style:family="table-cell" style:parent-style-name="Default" style:data-style-name="N2">
      <style:table-cell-properties fo:border-bottom="0.74pt solid #212121" fo:background-color="#ffffff" style:diagonal-bl-tr="none" style:diagonal-tl-br="none" fo:border-left="0.74pt solid #212121" fo:padding="0.71mm" fo:border-right="0.74pt solid #212121" style:rotation-align="none" fo:border-top="none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6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47" style:family="table-cell" style:parent-style-name="Default">
      <style:table-cell-properties fo:background-color="#ffffff" fo:padding="0.71mm"/>
      <style:text-properties style:use-window-font-color="true" style:text-outline="false" style:text-line-through-style="none" style:text-line-through-type="none" style:font-name="Arial1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8" style:family="table-cell" style:parent-style-name="Default" style:data-style-name="N133">
      <style:table-cell-properties style:glyph-orientation-vertical="0" fo:border-bottom="none" fo:background-color="#ffffff" style:cell-protect="none" style:print-content="true" style:diagonal-bl-tr="none" style:diagonal-tl-br="none" style:text-align-source="fix" style:repeat-content="false" fo:wrap-option="no-wrap" fo:border-left="1.76pt solid #212121" style:direction="ltr" fo:padding="0.71mm" fo:border-right="1.76pt solid #212121" style:rotation-angle="0" style:rotation-align="none" style:shrink-to-fit="false" fo:border-top="1.76pt solid #212121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26mm" svg:stroke-color="#212121" draw:stroke-linejoin="miter" svg:stroke-linecap="square" draw:fill="solid" draw:fill-color="#ffffff" draw:textarea-horizontal-align="justify" draw:textarea-vertical-align="top" draw:auto-grow-height="false" fo:min-height="144.39mm" fo:min-width="138.92mm" fo:padding-top="0.56mm" fo:padding-bottom="0.56mm" fo:padding-left="0.56mm" fo:padding-right="0.56mm" fo:wrap-option="wrap" draw:shadow-color="#808080"/>
    </style:style>
    <style:style style:name="gr2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3" style:family="graphic">
      <style:graphic-properties draw:stroke="solid" svg:stroke-width="0.26mm" svg:stroke-color="#212121" draw:stroke-linejoin="miter" svg:stroke-linecap="square" draw:fill="solid" draw:fill-color="#ffffff" draw:textarea-horizontal-align="justify" draw:textarea-vertical-align="top" draw:auto-grow-height="false" fo:min-height="14.23mm" fo:min-width="14.97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solid" draw:fill-color="#ffffff" draw:textarea-horizontal-align="justify" draw:textarea-vertical-align="top" draw:auto-grow-height="false" fo:min-height="3.91mm" fo:min-width="3.33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212121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solid" svg:stroke-width="0.26mm" svg:stroke-color="#212121" draw:stroke-linejoin="miter" svg:stroke-linecap="square" draw:fill="solid" draw:fill-color="#ffffff" draw:textarea-horizontal-align="justify" draw:textarea-vertical-align="top" draw:auto-grow-height="false" fo:min-height="165.04mm" fo:min-width="168.02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solid" draw:fill-color="#ffffff" draw:textarea-horizontal-align="justify" draw:textarea-vertical-align="top" draw:auto-grow-height="false" fo:min-height="4.18mm" fo:min-width="3.33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212121" draw:stroke-linejoin="miter" svg:stroke-linecap="square" draw:fill="solid" draw:fill-color="#ffffff" draw:textarea-horizontal-align="justify" draw:textarea-vertical-align="top" draw:auto-grow-height="false" fo:min-height="38.82mm" fo:min-width="36.9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3.38mm" fo:min-width="2.53mm" fo:padding-top="0.56mm" fo:padding-bottom="0.56mm" fo:padding-left="0.56mm" fo:padding-right="0.56mm" fo:wrap-option="wrap" draw:shadow-color="#808080"/>
    </style:style>
    <style:style style:name="gr10" style:family="graphic">
      <style:graphic-properties draw:stroke="solid" svg:stroke-width="0.26mm" svg:stroke-color="#212121" draw:stroke-linejoin="miter" svg:stroke-linecap="square" draw:fill="solid" draw:fill-color="#ffffff" draw:textarea-horizontal-align="justify" draw:textarea-vertical-align="top" draw:auto-grow-height="false" fo:min-height="11.43mm" fo:min-width="13.13mm" fo:padding-top="0.56mm" fo:padding-bottom="0.56mm" fo:padding-left="0.56mm" fo:padding-right="0.56m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3.9mm" fo:min-width="4.2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solid" svg:stroke-width="0.26mm" svg:stroke-color="#212121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P1" style:family="paragraph">
      <loext:graphic-properties draw:fill="solid" draw:fill-color="#ffffff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fffff"/>
      <style:paragraph-properties fo:text-align="start"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position="0%" style:font-name-complex="Arial" style:font-size-asian="10pt" style:font-size-complex="10pt" style:font-weight-asian="bold" style:font-weight-complex="bold" style:font-style-asian="normal" style:font-style-complex="normal"/>
    </style:style>
    <style:style style:name="T3" style:family="text">
      <style:text-properties style:text-position="0%" style:font-name="Ari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4" style:family="text">
      <style:text-properties style:text-position="0%" style:font-weight-complex="normal" style:font-weight-asian="normal" style:font-size-complex="10pt" style:font-size-asian="10pt" fo:text-shadow="none" style:text-outline="false" style:text-line-through-type="none" style:text-underline-style="none" style:text-underline-color="font-color" fo:font-weight="normal" fo:font-size="10pt" style:font-name="Arial" fo:font-style="italic" style:font-name-complex="Arial" style:font-style-asian="italic" style:font-style-complex="italic"/>
    </style:style>
    <style:style style:name="T5" style:family="text">
      <style:text-properties style:text-position="-33%" style:font-name="Arial" style:font-style-asian="italic" style:font-weight-complex="normal" style:font-weight-asian="normal" style:font-size-complex="10pt" style:font-size-asian="10pt" style:font-name-complex="Arial" fo:text-shadow="non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6" style:family="text">
      <style:text-properties style:font-weight-complex="normal" style:font-weight-asian="normal" style:font-size-complex="10pt" style:font-size-asian="10pt" fo:text-shadow="none" style:text-outline="false" style:text-line-through-type="none" style:text-underline-style="none" style:text-underline-color="font-color" fo:font-weight="normal" fo:font-size="10pt" style:font-name="Arial" fo:font-style="normal" style:text-position="0%" style:font-name-complex="Arial" style:font-style-asian="normal" style:font-style-complex="normal"/>
    </style:style>
    <style:style style:name="T7" style:family="text">
      <style:text-properties style:font-style-complex="italic" style:font-name="Arial" style:font-style-asian="italic" style:font-weight-complex="bold" style:font-weight-asian="bold" style:font-size-complex="10pt" style:font-size-asian="10pt" style:font-name-complex="Arial" style:text-position="0%" style:text-outline="false" fo:font-style="italic" style:text-line-through-type="none" style:text-underline-style="none" style:text-underline-color="font-color" fo:font-weight="bold" fo:font-size="10pt" fo:text-shadow="none"/>
    </style:style>
    <style:style style:name="T8" style:family="text">
      <style:text-properties style:font-name="Arial" style:font-weight-complex="bold" style:font-weight-asian="bold" style:font-size-complex="10pt" style:font-size-asian="10pt" style:font-name-complex="Arial" style:text-position="0%" style:text-outline="false" style:text-line-through-type="none" style:text-underline-style="none" style:text-underline-color="font-color" fo:font-weight="bold" fo:font-size="10pt" fo:text-shadow="none" fo:font-style="normal" style:font-style-asian="normal" style:font-style-complex="normal"/>
    </style:style>
    <style:style style:name="T9" style:family="text">
      <style:text-properties style:text-position="0%" style:font-name="Arial" style:font-style-asian="italic" style:font-weight-complex="normal" style:font-weight-asian="normal" style:font-size-complex="10pt" style:font-size-asian="10pt" style:font-name-complex="Arial" fo:text-shadow="none" style:text-outline="false" fo:font-style="italic" style:text-line-through-type="none" style:text-underline-style="none" style:text-underline-color="font-color" fo:font-weight="normal" fo:font-size="10pt" style:font-style-complex="italic"/>
    </style:style>
    <style:style style:name="T10" style:family="text">
      <style:text-properties style:text-position="0%" style:font-weight-complex="normal" style:font-weight-asian="normal" style:font-size-complex="10pt" style:font-size-asian="10pt" fo:text-shadow="none" style:text-outline="false" style:text-line-through-type="none" style:text-underline-style="none" style:text-underline-color="font-color" fo:font-weight="normal" fo:font-size="10pt" style:font-name="Arial" fo:font-style="normal" style:font-name-complex="Arial" style:font-style-asian="normal" style:font-style-complex="normal"/>
    </style:style>
    <style:style style:name="T11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position="-33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12" style:family="text">
      <style:text-properties style:text-position="-33%" style:font-name="Arial" style:font-style-asian="normal" style:font-weight-complex="normal" style:font-weight-asian="normal" style:font-size-complex="10pt" style:font-size-asian="10pt" style:font-name-complex="Arial" fo:text-shadow="none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13" style:family="text">
      <style:text-properties style:font-style-asian="normal" style:font-weight-complex="normal" style:font-weight-asian="normal" style:font-size-complex="10pt" style:font-size-asian="10pt" fo:text-shadow="none" style:text-outline="false" fo:font-style="normal" style:text-line-through-type="none" style:text-underline-style="none" style:text-underline-color="font-color" fo:font-weight="normal" fo:font-size="10pt" style:font-style-complex="normal" style:font-name="Arial" style:text-position="0%" style:font-name-complex="Arial"/>
    </style:style>
  </office:automatic-styles>
  <office:body>
    <office:spreadsheet table:structure-protected="true">
      <table:calculation-settings table:case-sensitive="false" table:use-regular-expressions="false"/>
      <table:table table:name="θ=0°, 90°" table:style-name="ta1" table:protected="true" table:print-ranges="'θ=0°, 90°'.A1:'θ=0°, 90°'.N35">
        <loext:table-protection loext:select-protected-cells="true" loext:select-unprotected-cells="true"/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ress distribution around a circular opening</text:p>
          </table:table-cell>
          <table:covered-table-cell table:number-columns-repeated="3" table:style-name="ce12"/>
          <table:covered-table-cell table:style-name="ce29"/>
          <table:table-cell table:style-name="ce3">
            <draw:custom-shape table:end-cell-address="'θ=0°, 90°'.N33" table:end-x="4.18mm" table:end-y="2.12mm" draw:z-index="0" draw:name="Rectangle 5" draw:style-name="gr1" draw:text-style-name="P1" svg:width="140.04mm" svg:height="145.51mm" svg:x="6.1mm" svg:y="3.71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table:number-columns-repeated="8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5" table:number-rows-spanned="1">
            <text:p>(Kirsch Equations)</text:p>
          </table:table-cell>
          <table:covered-table-cell table:number-columns-repeated="3" table:style-name="ce13"/>
          <table:covered-table-cell table:style-name="ce30"/>
          <table:table-cell table:style-name="ce3"/>
          <table:table-cell table:style-name="ce3">
            <draw:frame table:end-cell-address="'θ=0°, 90°'.K15" table:end-x="15.27mm" table:end-y="2.66mm" draw:z-index="2" draw:name="Chart 2" draw:style-name="gr2" draw:text-style-name="P2" svg:width="85.69mm" svg:height="61.92mm" svg:x="0.56mm" svg:y="1.07mm">
              <loext:p draw:notify-on-update-of-ranges="'θ=0°, 90°'.D5:'θ=0°, 90°'.D5 'θ=0°, 90°'.A6:'θ=0°, 90°'.A17 'θ=0°, 90°'.D6:'θ=0°, 90°'.D17 'θ=0°, 90°'.E5:'θ=0°, 90°'.E5 'θ=0°, 90°'.A6:'θ=0°, 90°'.A17 'θ=0°, 90°'.E6:'θ=0°, 90°'.E1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3" table:number-columns-repeated="7"/>
          <table:table-cell table:number-columns-repeated="1010"/>
        </table:table-row>
        <table:table-row table:style-name="ro2">
          <table:table-cell table:style-name="ce3" office:value-type="string" calcext:value-type="string">
            <text:p>In-situ stress</text:p>
          </table:table-cell>
          <table:table-cell table:style-name="ce3" table:number-columns-repeated="13"/>
          <table:table-cell table:number-columns-repeated="1010"/>
        </table:table-row>
        <table:table-row table:style-name="ro2">
          <table:table-cell table:style-name="ce4" office:value-type="string" calcext:value-type="string">
            <text:p>p<text:span text:style-name="T2">(MPa)=</text:span></text:p>
          </table:table-cell>
          <table:table-cell table:style-name="ce14" office:value-type="float" office:value="14" calcext:value-type="float">
            <text:p>14.0</text:p>
          </table:table-cell>
          <table:table-cell table:style-name="ce21" office:value-type="string" calcext:value-type="string">
            <text:p>k<text:span text:style-name="T2">=</text:span></text:p>
          </table:table-cell>
          <table:table-cell table:style-name="ce25" office:value-type="float" office:value="0.3" calcext:value-type="float">
            <text:p>0.30</text:p>
          </table:table-cell>
          <table:table-cell table:style-name="ce3" table:number-columns-repeated="10"/>
          <table:table-cell table:number-columns-repeated="1010"/>
        </table:table-row>
        <table:table-row table:style-name="ro3">
          <table:table-cell table:style-name="ce5" office:value-type="string" calcext:value-type="string">
            <text:p>x<text:span text:style-name="T3">/</text:span><text:span text:style-name="T4">R</text:span></text:p>
          </table:table-cell>
          <table:table-cell table:style-name="ce15" office:value-type="string" calcext:value-type="string">
            <text:p>σ<text:span text:style-name="T5">r</text:span><text:span text:style-name="T6"> wall</text:span></text:p>
          </table:table-cell>
          <table:table-cell table:style-name="ce15" office:value-type="string" calcext:value-type="string">
            <text:p>σ<text:span text:style-name="T5">θ</text:span><text:span text:style-name="T6"> wall</text:span></text:p>
          </table:table-cell>
          <table:table-cell table:style-name="ce15" office:value-type="string" calcext:value-type="string">
            <text:p>σ<text:span text:style-name="T5">r</text:span><text:span text:style-name="T6"> roof</text:span></text:p>
          </table:table-cell>
          <table:table-cell table:style-name="ce31" office:value-type="string" calcext:value-type="string">
            <text:p>σ<text:span text:style-name="T5">θ</text:span><text:span text:style-name="T6"> roof</text:span>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6" office:value-type="float" office:value="1" calcext:value-type="float">
            <text:p>1.00</text:p>
          </table:table-cell>
          <table:table-cell table:style-name="ce16" table:formula="of:=0.5*[.$B$4]*((1+[.$D$4])*(1-[.$A6]^-2)-(1-[.$D$4])*(1-4*[.$A6]^-2+3*[.$A6]^-4))" office:value-type="float" office:value="0" calcext:value-type="float">
            <text:p>0.000</text:p>
          </table:table-cell>
          <table:table-cell table:style-name="ce22" table:formula="of:=0.5*[.$B$4]*((1+[.$D$4])*(1+[.$A6]^-2)+(1-[.$D$4])*(1+3*[.$A6]^-4))" office:value-type="float" office:value="37.8" calcext:value-type="float">
            <text:p>37.800</text:p>
          </table:table-cell>
          <table:table-cell table:style-name="ce16" table:formula="of:=0.5*[.$B$4]*((1+[.$D$4])*(1-[.$A6]^-2)+(1-[.$D$4])*(1-4*[.$A6]^-2+3*[.$A6]^-4))" office:value-type="float" office:value="0" calcext:value-type="float">
            <text:p>0.000</text:p>
          </table:table-cell>
          <table:table-cell table:style-name="ce22" table:formula="of:=0.5*[.$B$4]*((1+[.$D$4])*(1+[.$A6]^-2)-(1-[.$D$4])*(1+3*[.$A6]^-4))" office:value-type="float" office:value="-1.4" calcext:value-type="float">
            <text:p>-1.400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1.25" calcext:value-type="float">
            <text:p>1.25</text:p>
          </table:table-cell>
          <table:table-cell table:style-name="ce17" table:formula="of:=0.5*[.$B$4]*((1+[.$D$4])*(1-[.$A7]^-2)-(1-[.$D$4])*(1-4*[.$A7]^-2+3*[.$A7]^-4))" office:value-type="float" office:value="4.89888" calcext:value-type="float">
            <text:p>4.899</text:p>
          </table:table-cell>
          <table:table-cell table:style-name="ce17" table:formula="of:=0.5*[.$B$4]*((1+[.$D$4])*(1+[.$A7]^-2)+(1-[.$D$4])*(1+3*[.$A7]^-4))" office:value-type="float" office:value="25.84512" calcext:value-type="float">
            <text:p>25.845</text:p>
          </table:table-cell>
          <table:table-cell table:style-name="ce17" table:formula="of:=0.5*[.$B$4]*((1+[.$D$4])*(1-[.$A7]^-2)+(1-[.$D$4])*(1-4*[.$A7]^-2+3*[.$A7]^-4))" office:value-type="float" office:value="1.65312" calcext:value-type="float">
            <text:p>1.653</text:p>
          </table:table-cell>
          <table:table-cell table:style-name="ce17" table:formula="of:=0.5*[.$B$4]*((1+[.$D$4])*(1+[.$A7]^-2)-(1-[.$D$4])*(1+3*[.$A7]^-4))" office:value-type="float" office:value="4.00288" calcext:value-type="float">
            <text:p>4.003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1.5" calcext:value-type="float">
            <text:p>1.50</text:p>
          </table:table-cell>
          <table:table-cell table:style-name="ce17" table:formula="of:=0.5*[.$B$4]*((1+[.$D$4])*(1-[.$A8]^-2)-(1-[.$D$4])*(1-4*[.$A8]^-2+3*[.$A8]^-4))" office:value-type="float" office:value="5.96296296296296" calcext:value-type="float">
            <text:p>5.963</text:p>
          </table:table-cell>
          <table:table-cell table:style-name="ce17" table:formula="of:=0.5*[.$B$4]*((1+[.$D$4])*(1+[.$A8]^-2)+(1-[.$D$4])*(1+3*[.$A8]^-4))" office:value-type="float" office:value="20.9481481481481" calcext:value-type="float">
            <text:p>20.948</text:p>
          </table:table-cell>
          <table:table-cell table:style-name="ce17" table:formula="of:=0.5*[.$B$4]*((1+[.$D$4])*(1-[.$A8]^-2)+(1-[.$D$4])*(1-4*[.$A8]^-2+3*[.$A8]^-4))" office:value-type="float" office:value="4.14814814814815" calcext:value-type="float">
            <text:p>4.148</text:p>
          </table:table-cell>
          <table:table-cell table:style-name="ce17" table:formula="of:=0.5*[.$B$4]*((1+[.$D$4])*(1+[.$A8]^-2)-(1-[.$D$4])*(1+3*[.$A8]^-4))" office:value-type="float" office:value="5.34074074074074" calcext:value-type="float">
            <text:p>5.341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1.75" calcext:value-type="float">
            <text:p>1.75</text:p>
          </table:table-cell>
          <table:table-cell table:style-name="ce17" table:formula="of:=0.5*[.$B$4]*((1+[.$D$4])*(1-[.$A9]^-2)-(1-[.$D$4])*(1-4*[.$A9]^-2+3*[.$A9]^-4))" office:value-type="float" office:value="6.06122448979592" calcext:value-type="float">
            <text:p>6.061</text:p>
          </table:table-cell>
          <table:table-cell table:style-name="ce17" table:formula="of:=0.5*[.$B$4]*((1+[.$D$4])*(1+[.$A9]^-2)+(1-[.$D$4])*(1+3*[.$A9]^-4))" office:value-type="float" office:value="18.5387755102041" calcext:value-type="float">
            <text:p>18.539</text:p>
          </table:table-cell>
          <table:table-cell table:style-name="ce17" table:formula="of:=0.5*[.$B$4]*((1+[.$D$4])*(1-[.$A9]^-2)+(1-[.$D$4])*(1-4*[.$A9]^-2+3*[.$A9]^-4))" office:value-type="float" office:value="6.19591836734694" calcext:value-type="float">
            <text:p>6.196</text:p>
          </table:table-cell>
          <table:table-cell table:style-name="ce17" table:formula="of:=0.5*[.$B$4]*((1+[.$D$4])*(1+[.$A9]^-2)-(1-[.$D$4])*(1+3*[.$A9]^-4))" office:value-type="float" office:value="5.60408163265306" calcext:value-type="float">
            <text:p>5.604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2" calcext:value-type="float">
            <text:p>2.00</text:p>
          </table:table-cell>
          <table:table-cell table:style-name="ce17" table:formula="of:=0.5*[.$B$4]*((1+[.$D$4])*(1-[.$A10]^-2)-(1-[.$D$4])*(1-4*[.$A10]^-2+3*[.$A10]^-4))" office:value-type="float" office:value="5.90625" calcext:value-type="float">
            <text:p>5.906</text:p>
          </table:table-cell>
          <table:table-cell table:style-name="ce17" table:formula="of:=0.5*[.$B$4]*((1+[.$D$4])*(1+[.$A10]^-2)+(1-[.$D$4])*(1+3*[.$A10]^-4))" office:value-type="float" office:value="17.19375" calcext:value-type="float">
            <text:p>17.194</text:p>
          </table:table-cell>
          <table:table-cell table:style-name="ce17" table:formula="of:=0.5*[.$B$4]*((1+[.$D$4])*(1-[.$A10]^-2)+(1-[.$D$4])*(1-4*[.$A10]^-2+3*[.$A10]^-4))" office:value-type="float" office:value="7.74375" calcext:value-type="float">
            <text:p>7.744</text:p>
          </table:table-cell>
          <table:table-cell table:style-name="ce17" table:formula="of:=0.5*[.$B$4]*((1+[.$D$4])*(1+[.$A10]^-2)-(1-[.$D$4])*(1+3*[.$A10]^-4))" office:value-type="float" office:value="5.55625" calcext:value-type="float">
            <text:p>5.556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2.5" calcext:value-type="float">
            <text:p>2.50</text:p>
          </table:table-cell>
          <table:table-cell table:style-name="ce17" table:formula="of:=0.5*[.$B$4]*((1+[.$D$4])*(1-[.$A11]^-2)-(1-[.$D$4])*(1-4*[.$A11]^-2+3*[.$A11]^-4))" office:value-type="float" office:value="5.50368" calcext:value-type="float">
            <text:p>5.504</text:p>
          </table:table-cell>
          <table:table-cell table:style-name="ce17" table:formula="of:=0.5*[.$B$4]*((1+[.$D$4])*(1+[.$A11]^-2)+(1-[.$D$4])*(1+3*[.$A11]^-4))" office:value-type="float" office:value="15.83232" calcext:value-type="float">
            <text:p>15.832</text:p>
          </table:table-cell>
          <table:table-cell table:style-name="ce17" table:formula="of:=0.5*[.$B$4]*((1+[.$D$4])*(1-[.$A11]^-2)+(1-[.$D$4])*(1-4*[.$A11]^-2+3*[.$A11]^-4))" office:value-type="float" office:value="9.78432" calcext:value-type="float">
            <text:p>9.784</text:p>
          </table:table-cell>
          <table:table-cell table:style-name="ce17" table:formula="of:=0.5*[.$B$4]*((1+[.$D$4])*(1+[.$A11]^-2)-(1-[.$D$4])*(1+3*[.$A11]^-4))" office:value-type="float" office:value="5.27968" calcext:value-type="float">
            <text:p>5.280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3" calcext:value-type="float">
            <text:p>3.00</text:p>
          </table:table-cell>
          <table:table-cell table:style-name="ce17" table:formula="of:=0.5*[.$B$4]*((1+[.$D$4])*(1-[.$A12]^-2)-(1-[.$D$4])*(1-4*[.$A12]^-2+3*[.$A12]^-4))" office:value-type="float" office:value="5.18518518518519" calcext:value-type="float">
            <text:p>5.185</text:p>
          </table:table-cell>
          <table:table-cell table:style-name="ce17" table:formula="of:=0.5*[.$B$4]*((1+[.$D$4])*(1+[.$A12]^-2)+(1-[.$D$4])*(1+3*[.$A12]^-4))" office:value-type="float" office:value="15.1925925925926" calcext:value-type="float">
            <text:p>15.193</text:p>
          </table:table-cell>
          <table:table-cell table:style-name="ce17" table:formula="of:=0.5*[.$B$4]*((1+[.$D$4])*(1-[.$A12]^-2)+(1-[.$D$4])*(1-4*[.$A12]^-2+3*[.$A12]^-4))" office:value-type="float" office:value="10.9925925925926" calcext:value-type="float">
            <text:p>10.993</text:p>
          </table:table-cell>
          <table:table-cell table:style-name="ce17" table:formula="of:=0.5*[.$B$4]*((1+[.$D$4])*(1+[.$A12]^-2)-(1-[.$D$4])*(1+3*[.$A12]^-4))" office:value-type="float" office:value="5.02962962962963" calcext:value-type="float">
            <text:p>5.030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3.5" calcext:value-type="float">
            <text:p>3.50</text:p>
          </table:table-cell>
          <table:table-cell table:style-name="ce17" table:formula="of:=0.5*[.$B$4]*((1+[.$D$4])*(1-[.$A13]^-2)-(1-[.$D$4])*(1-4*[.$A13]^-2+3*[.$A13]^-4))" office:value-type="float" office:value="4.95918367346939" calcext:value-type="float">
            <text:p>4.959</text:p>
          </table:table-cell>
          <table:table-cell table:style-name="ce17" table:formula="of:=0.5*[.$B$4]*((1+[.$D$4])*(1+[.$A13]^-2)+(1-[.$D$4])*(1+3*[.$A13]^-4))" office:value-type="float" office:value="14.8408163265306" calcext:value-type="float">
            <text:p>14.841</text:p>
          </table:table-cell>
          <table:table-cell table:style-name="ce17" table:formula="of:=0.5*[.$B$4]*((1+[.$D$4])*(1-[.$A13]^-2)+(1-[.$D$4])*(1-4*[.$A13]^-2+3*[.$A13]^-4))" office:value-type="float" office:value="11.7551020408163" calcext:value-type="float">
            <text:p>11.755</text:p>
          </table:table-cell>
          <table:table-cell table:style-name="ce17" table:formula="of:=0.5*[.$B$4]*((1+[.$D$4])*(1+[.$A13]^-2)-(1-[.$D$4])*(1+3*[.$A13]^-4))" office:value-type="float" office:value="4.84489795918368" calcext:value-type="float">
            <text:p>4.845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7" office:value-type="float" office:value="4" calcext:value-type="float">
            <text:p>4.00</text:p>
          </table:table-cell>
          <table:table-cell table:style-name="ce17" table:formula="of:=0.5*[.$B$4]*((1+[.$D$4])*(1-[.$A14]^-2)-(1-[.$D$4])*(1-4*[.$A14]^-2+3*[.$A14]^-4))" office:value-type="float" office:value="4.798828125" calcext:value-type="float">
            <text:p>4.799</text:p>
          </table:table-cell>
          <table:table-cell table:style-name="ce17" table:formula="of:=0.5*[.$B$4]*((1+[.$D$4])*(1+[.$A14]^-2)+(1-[.$D$4])*(1+3*[.$A14]^-4))" office:value-type="float" office:value="14.626171875" calcext:value-type="float">
            <text:p>14.626</text:p>
          </table:table-cell>
          <table:table-cell table:style-name="ce17" table:formula="of:=0.5*[.$B$4]*((1+[.$D$4])*(1-[.$A14]^-2)+(1-[.$D$4])*(1-4*[.$A14]^-2+3*[.$A14]^-4))" office:value-type="float" office:value="12.263671875" calcext:value-type="float">
            <text:p>12.264</text:p>
          </table:table-cell>
          <table:table-cell table:style-name="ce17" table:formula="of:=0.5*[.$B$4]*((1+[.$D$4])*(1+[.$A14]^-2)-(1-[.$D$4])*(1+3*[.$A14]^-4))" office:value-type="float" office:value="4.711328125" calcext:value-type="float">
            <text:p>4.711</text:p>
          </table:table-cell>
          <table:table-cell table:style-name="ce3"/>
          <table:table-cell table:style-name="ce3">
            <draw:custom-shape table:end-cell-address="'θ=0°, 90°'.H19" table:end-x="8.34mm" table:end-y="2.91mm" draw:z-index="3" draw:name="Oval 3" draw:style-name="gr3" draw:text-style-name="P1" svg:width="22.75mm" svg:height="21.69mm" svg:x="3.34mm" svg:y="3.71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3" table:number-columns-repeated="7"/>
          <table:table-cell table:number-columns-repeated="1010"/>
        </table:table-row>
        <table:table-row table:style-name="ro1">
          <table:table-cell table:style-name="ce7" office:value-type="float" office:value="4.5" calcext:value-type="float">
            <text:p>4.50</text:p>
          </table:table-cell>
          <table:table-cell table:style-name="ce17" table:formula="of:=0.5*[.$B$4]*((1+[.$D$4])*(1-[.$A15]^-2)-(1-[.$D$4])*(1-4*[.$A15]^-2+3*[.$A15]^-4))" office:value-type="float" office:value="4.68267032464563" calcext:value-type="float">
            <text:p>4.683</text:p>
          </table:table-cell>
          <table:table-cell table:style-name="ce17" table:formula="of:=0.5*[.$B$4]*((1+[.$D$4])*(1+[.$A15]^-2)+(1-[.$D$4])*(1+3*[.$A15]^-4))" office:value-type="float" office:value="14.4852309099223" calcext:value-type="float">
            <text:p>14.485</text:p>
          </table:table-cell>
          <table:table-cell table:style-name="ce17" table:formula="of:=0.5*[.$B$4]*((1+[.$D$4])*(1-[.$A15]^-2)+(1-[.$D$4])*(1-4*[.$A15]^-2+3*[.$A15]^-4))" office:value-type="float" office:value="12.6185642432556" calcext:value-type="float">
            <text:p>12.619</text:p>
          </table:table-cell>
          <table:table-cell table:style-name="ce17" table:formula="of:=0.5*[.$B$4]*((1+[.$D$4])*(1+[.$A15]^-2)-(1-[.$D$4])*(1+3*[.$A15]^-4))" office:value-type="float" office:value="4.6135345221765" calcext:value-type="float">
            <text:p>4.614</text:p>
          </table:table-cell>
          <table:table-cell table:style-name="ce3" table:number-columns-repeated="2"/>
          <table:table-cell table:style-name="ce3">
            <draw:frame table:end-cell-address="'θ=0°, 90°'.M29" table:end-x="2.8mm" table:end-y="3.71mm" draw:z-index="1" draw:name="Chart 1" draw:style-name="gr2" draw:text-style-name="P2" svg:width="87.36mm" svg:height="66.68mm" svg:x="4.16mm" svg:y="1.32mm">
              <loext:p draw:notify-on-update-of-ranges="'θ=0°, 90°'.B5:'θ=0°, 90°'.B5 'θ=0°, 90°'.B6:'θ=0°, 90°'.B17 'θ=0°, 90°'.A6:'θ=0°, 90°'.A17 'θ=0°, 90°'.C5:'θ=0°, 90°'.C5 'θ=0°, 90°'.C6:'θ=0°, 90°'.C17 'θ=0°, 90°'.A6:'θ=0°, 90°'.A1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3" table:number-columns-repeated="6"/>
          <table:table-cell table:number-columns-repeated="1010"/>
        </table:table-row>
        <table:table-row table:style-name="ro1">
          <table:table-cell table:style-name="ce7" office:value-type="float" office:value="5" calcext:value-type="float">
            <text:p>5.00</text:p>
          </table:table-cell>
          <table:table-cell table:style-name="ce17" table:formula="of:=0.5*[.$B$4]*((1+[.$D$4])*(1-[.$A16]^-2)-(1-[.$D$4])*(1-4*[.$A16]^-2+3*[.$A16]^-4))" office:value-type="float" office:value="4.59648" calcext:value-type="float">
            <text:p>4.596</text:p>
          </table:table-cell>
          <table:table-cell table:style-name="ce17" table:formula="of:=0.5*[.$B$4]*((1+[.$D$4])*(1+[.$A16]^-2)+(1-[.$D$4])*(1+3*[.$A16]^-4))" office:value-type="float" office:value="14.38752" calcext:value-type="float">
            <text:p>14.388</text:p>
          </table:table-cell>
          <table:table-cell table:style-name="ce17" table:formula="of:=0.5*[.$B$4]*((1+[.$D$4])*(1-[.$A16]^-2)+(1-[.$D$4])*(1-4*[.$A16]^-2+3*[.$A16]^-4))" office:value-type="float" office:value="12.87552" calcext:value-type="float">
            <text:p>12.876</text:p>
          </table:table-cell>
          <table:table-cell table:style-name="ce17" table:formula="of:=0.5*[.$B$4]*((1+[.$D$4])*(1+[.$A16]^-2)-(1-[.$D$4])*(1+3*[.$A16]^-4))" office:value-type="float" office:value="4.54048" calcext:value-type="float">
            <text:p>4.540</text:p>
          </table:table-cell>
          <table:table-cell table:style-name="ce3" table:number-columns-repeated="9"/>
          <table:table-cell table:number-columns-repeated="1010"/>
        </table:table-row>
        <table:table-row table:style-name="ro1">
          <table:table-cell table:style-name="ce8" office:value-type="float" office:value="6" calcext:value-type="float">
            <text:p>6.00</text:p>
          </table:table-cell>
          <table:table-cell table:style-name="ce18" table:formula="of:=0.5*[.$B$4]*((1+[.$D$4])*(1-[.$A17]^-2)-(1-[.$D$4])*(1-4*[.$A17]^-2+3*[.$A17]^-4))" office:value-type="float" office:value="4.48032407407407" calcext:value-type="float">
            <text:p>4.480</text:p>
          </table:table-cell>
          <table:table-cell table:style-name="ce18" table:formula="of:=0.5*[.$B$4]*((1+[.$D$4])*(1+[.$A17]^-2)+(1-[.$D$4])*(1+3*[.$A17]^-4))" office:value-type="float" office:value="14.2641203703704" calcext:value-type="float">
            <text:p>14.264</text:p>
          </table:table-cell>
          <table:table-cell table:style-name="ce18" table:formula="of:=0.5*[.$B$4]*((1+[.$D$4])*(1-[.$A17]^-2)+(1-[.$D$4])*(1-4*[.$A17]^-2+3*[.$A17]^-4))" office:value-type="float" office:value="13.2141203703704" calcext:value-type="float">
            <text:p>13.214</text:p>
          </table:table-cell>
          <table:table-cell table:style-name="ce18" table:formula="of:=0.5*[.$B$4]*((1+[.$D$4])*(1+[.$A17]^-2)-(1-[.$D$4])*(1+3*[.$A17]^-4))" office:value-type="float" office:value="4.44143518518519" calcext:value-type="float">
            <text:p>4.441</text:p>
          </table:table-cell>
          <table:table-cell table:style-name="ce3"/>
          <table:table-cell table:style-name="ce3">
            <draw:custom-shape table:end-cell-address="'θ=0°, 90°'.G18" table:end-x="16.38mm" table:end-y="3.19mm" draw:z-index="4" draw:name="Text 8" draw:style-name="gr4" draw:text-style-name="P4" svg:width="4.45mm" svg:height="5.03mm" svg:x="11.93mm" svg:y="2.66mm">
              <text:p text:style-name="P3"><text:span text:style-name="T1">R</text:span></text:p>
              <draw:enhanced-geometry svg:viewBox="0 0 21600 21600" draw:type="mso-spt202" draw:enhanced-path="M 0 0 L 21600 0 21600 21600 0 21600 0 0 Z N"/>
            </draw:custom-shape>
            <draw:line table:end-cell-address="'θ=0°, 90°'.H19" table:end-x="3.9mm" table:end-y="0.8mm" draw:z-index="5" draw:name="Line 6" draw:style-name="gr5" draw:text-style-name="P5" svg:x1="15.53mm" svg:y1="0.8mm" svg:x2="21.65mm" svg:y2="9.8mm">
              <text:p/>
            </draw:line>
          </table:table-cell>
          <table:table-cell table:style-name="ce3" table:number-columns-repeated="7"/>
          <table:table-cell table:number-columns-repeated="1010"/>
        </table:table-row>
        <table:table-row table:style-name="ro1">
          <table:table-cell table:style-name="ce9"/>
          <table:table-cell table:style-name="ce19"/>
          <table:table-cell table:style-name="ce3" table:number-columns-repeated="12"/>
          <table:table-cell table:number-columns-repeated="1010"/>
        </table:table-row>
        <table:table-row table:style-name="ro2">
          <table:table-cell table:style-name="ce3" table:number-columns-repeated="14"/>
          <table:table-cell table:number-columns-repeated="1010"/>
        </table:table-row>
        <table:table-row table:style-name="ro2">
          <table:table-cell table:style-name="ce10"/>
          <table:table-cell table:style-name="ce20"/>
          <table:table-cell table:style-name="ce23" office:value-type="string" calcext:value-type="string">
            <text:p>Young's modulus (GPa) <text:span text:style-name="T7">E</text:span><text:span text:style-name="T8">=</text:span></text:p>
          </table:table-cell>
          <table:table-cell table:style-name="ce14" office:value-type="float" office:value="20" calcext:value-type="float">
            <text:p>20.0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10"/>
          <table:table-cell table:style-name="ce20"/>
          <table:table-cell table:style-name="ce23" office:value-type="string" calcext:value-type="string">
            <text:p>Poisson ratio <text:span text:style-name="T7">ν</text:span><text:span text:style-name="T8">=</text:span></text:p>
          </table:table-cell>
          <table:table-cell table:style-name="ce25" office:value-type="float" office:value="0.3" calcext:value-type="float">
            <text:p>0.30</text:p>
          </table:table-cell>
          <table:table-cell table:style-name="ce3" table:number-columns-repeated="10"/>
          <table:table-cell table:number-columns-repeated="1010"/>
        </table:table-row>
        <table:table-row table:style-name="ro1">
          <table:table-cell table:style-name="ce3" table:number-columns-repeated="2"/>
          <table:table-cell table:style-name="ce9" office:value-type="string" calcext:value-type="string">
            <text:p>Shear modulus (GPa) <text:span text:style-name="T9">G</text:span><text:span text:style-name="T10">=</text:span></text:p>
          </table:table-cell>
          <table:table-cell table:style-name="ce26" table:formula="of:=0.5*[.D20]/(1+[.D21])" office:value-type="float" office:value="7.69230769230769" calcext:value-type="float">
            <text:p>7.692</text:p>
          </table:table-cell>
          <table:table-cell table:style-name="ce3" table:number-columns-repeated="10"/>
          <table:table-cell table:number-columns-repeated="1010"/>
        </table:table-row>
        <table:table-row table:style-name="ro2">
          <table:table-cell table:style-name="ce3" table:number-columns-repeated="14"/>
          <table:table-cell table:number-columns-repeated="1010"/>
        </table:table-row>
        <table:table-row table:style-name="ro2">
          <table:table-cell table:style-name="ce3" table:number-columns-repeated="2"/>
          <table:table-cell table:style-name="ce23" office:value-type="string" calcext:value-type="string">
            <text:p>Radius (m) R=</text:p>
          </table:table-cell>
          <table:table-cell table:style-name="ce27" office:value-type="float" office:value="5" calcext:value-type="float">
            <text:p>5.000</text:p>
          </table:table-cell>
          <table:table-cell table:style-name="ce3" table:number-columns-repeated="10"/>
          <table:table-cell table:number-columns-repeated="1010"/>
        </table:table-row>
        <table:table-row table:style-name="ro1" table:number-rows-repeated="2">
          <table:table-cell table:style-name="ce3" table:number-columns-repeated="14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24" office:value-type="string" calcext:value-type="string">
            <text:p>Roof convergence (mm) <text:span text:style-name="T9">δr</text:span><text:span text:style-name="T10">=</text:span></text:p>
          </table:table-cell>
          <table:table-cell table:style-name="ce28" table:formula="of:=0.25*[.D24]*[.B4]*((1+[.D4])+(1-[.D4])*(4*(1-[.D21])-1))/[.D22]" office:value-type="float" office:value="5.824" calcext:value-type="float">
            <text:p>5.82</text:p>
          </table:table-cell>
          <table:table-cell table:style-name="ce3" table:number-columns-repeated="10"/>
          <table:table-cell table:number-columns-repeated="1010"/>
        </table:table-row>
        <table:table-row table:style-name="ro1">
          <table:table-cell table:style-name="ce11" table:number-columns-repeated="2"/>
          <table:table-cell table:style-name="ce24" office:value-type="string" calcext:value-type="string">
            <text:p>Wall convergence (mm) <text:span text:style-name="T9">δr</text:span><text:span text:style-name="T10">=</text:span></text:p>
          </table:table-cell>
          <table:table-cell table:style-name="ce28" table:formula="of:=0.25*[.D24]*[.B4]*((1+[.D4])-(1-[.D4])*(4*(1-[.D21])-1))/[.D22]" office:value-type="float" office:value="0.0910000000000006" calcext:value-type="float">
            <text:p>0.09</text:p>
          </table:table-cell>
          <table:table-cell table:style-name="ce3" table:number-columns-repeated="10"/>
          <table:table-cell table:number-columns-repeated="1010"/>
        </table:table-row>
        <table:table-row table:style-name="ro1" table:number-rows-repeated="7">
          <table:table-cell table:style-name="ce3" table:number-columns-repeated="14"/>
          <table:table-cell table:number-columns-repeated="101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θ=0°, 90°'.$A$1" table:cell-range-address="$'θ=0°, 90°'.$A$1:.$N$35" table:range-usable-as="print-range"/>
        </table:named-expressions>
      </table:table>
      <table:table table:name="random θ" table:style-name="ta2" table:protected="true" table:print-ranges="'random θ'.A1:'random θ'.P37">
        <loext:table-protection loext:select-protected-cells="true" loext:select-unprotected-cells="true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3" table:default-cell-style-name="ce35"/>
        <table:table-column table:style-name="co5" table:default-cell-style-name="ce35"/>
        <table:table-column table:style-name="co4" table:default-cell-style-name="ce35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ress distribution around a circular opening</text:p>
          </table:table-cell>
          <table:covered-table-cell table:number-columns-repeated="3" table:style-name="ce12"/>
          <table:covered-table-cell table:style-name="ce29"/>
          <table:table-cell table:style-name="ce3"/>
          <table:table-cell table:style-name="ce3">
            <draw:custom-shape table:end-cell-address="'random θ'.P37" table:end-x="15.27mm" table:end-y="1.33mm" draw:z-index="0" draw:name="Rectangle 1" draw:style-name="gr6" draw:text-style-name="P1" svg:width="169.14mm" svg:height="166.16mm" svg:x="5.83mm" svg:y="1.32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3" table:number-columns-repeated="9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(Kirsch Equations)</text:p>
          </table:table-cell>
          <table:covered-table-cell table:number-columns-repeated="3" table:style-name="ce13"/>
          <table:covered-table-cell table:style-name="ce30"/>
          <table:table-cell table:style-name="ce3"/>
          <table:table-cell table:style-name="ce3">
            <draw:frame table:end-cell-address="'random θ'.P18" table:end-x="14.16mm" table:end-y="3.7mm" draw:z-index="9" draw:name="Chart 10" draw:style-name="gr2" draw:text-style-name="P2" svg:width="162.76mm" svg:height="77.78mm" svg:x="11.1mm" svg:y="0.01mm">
              <loext:p draw:notify-on-update-of-ranges="'random θ'.B5:'random θ'.B5 'random θ'.B6:'random θ'.B17 'random θ'.A6:'random θ'.A17 'random θ'.C5:'random θ'.C5 'random θ'.C6:'random θ'.C17 'random θ'.A6:'random θ'.A17 'random θ'.D5:'random θ'.D5 'random θ'.D6:'random θ'.D17 'random θ'.A6:'random θ'.A1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3" table:number-columns-repeated="9"/>
          <table:table-cell table:number-columns-repeated="1008"/>
        </table:table-row>
        <table:table-row table:style-name="ro2">
          <table:table-cell table:style-name="ce3" office:value-type="string" calcext:value-type="string">
            <text:p>In-situ stress</text:p>
          </table:table-cell>
          <table:table-cell table:style-name="ce3" table:number-columns-repeated="15"/>
          <table:table-cell table:number-columns-repeated="1008"/>
        </table:table-row>
        <table:table-row table:style-name="ro2">
          <table:table-cell table:style-name="ce4" office:value-type="string" calcext:value-type="string">
            <text:p>p<text:span text:style-name="T2">(MPa)=</text:span></text:p>
          </table:table-cell>
          <table:table-cell table:style-name="ce14" office:value-type="float" office:value="10" calcext:value-type="float">
            <text:p>10.0</text:p>
          </table:table-cell>
          <table:table-cell table:style-name="ce21" office:value-type="string" calcext:value-type="string">
            <text:p>k<text:span text:style-name="T2">=</text:span></text:p>
          </table:table-cell>
          <table:table-cell table:style-name="ce25" office:value-type="float" office:value="0.5" calcext:value-type="float">
            <text:p>0.50</text:p>
          </table:table-cell>
          <table:table-cell table:style-name="ce21" office:value-type="string" calcext:value-type="string">
            <text:p>θ(°)<text:span text:style-name="T2">=</text:span></text:p>
          </table:table-cell>
          <table:table-cell table:style-name="ce48" office:value-type="float" office:value="50" calcext:value-type="float">
            <text:p>50.0</text:p>
          </table:table-cell>
          <table:table-cell table:style-name="ce3" table:number-columns-repeated="10"/>
          <table:table-cell table:number-columns-repeated="1008"/>
        </table:table-row>
        <table:table-row table:style-name="ro3">
          <table:table-cell table:style-name="ce5" office:value-type="string" calcext:value-type="string">
            <text:p>r<text:span text:style-name="T3">/</text:span><text:span text:style-name="T4">R</text:span></text:p>
          </table:table-cell>
          <table:table-cell table:style-name="ce37" office:value-type="string" calcext:value-type="string">
            <text:p>σ<text:span text:style-name="T11">r</text:span></text:p>
          </table:table-cell>
          <table:table-cell table:style-name="ce37" office:value-type="string" calcext:value-type="string">
            <text:p>σ<text:span text:style-name="T5">θ</text:span><text:span text:style-name="T6"> </text:span></text:p>
          </table:table-cell>
          <table:table-cell table:style-name="ce44" office:value-type="string" calcext:value-type="string">
            <text:p>τ<text:span text:style-name="T11">rθ</text:span></text:p>
          </table:table-cell>
          <table:table-cell table:style-name="ce46" office:value-type="string" calcext:value-type="string">
            <text:p>σ<text:span text:style-name="T11">1</text:span></text:p>
          </table:table-cell>
          <table:table-cell table:style-name="ce46" office:value-type="string" calcext:value-type="string">
            <text:p>σ<text:span text:style-name="T11">3</text:span>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2" office:value-type="float" office:value="1" calcext:value-type="float">
            <text:p>1.00</text:p>
          </table:table-cell>
          <table:table-cell table:style-name="ce38" table:formula="of:=0.5*[.$B$4]*((1+[.$D$4])*(1-[.$A6]^-2)-(1-[.$D$4])*(1-4*[.$A6]^-2+3*[.$A6]^-4)*COS(2*[.$E$19]))" office:value-type="float" office:value="0" calcext:value-type="float">
            <text:p>0.00</text:p>
          </table:table-cell>
          <table:table-cell table:style-name="ce32" table:formula="of:=0.5*[.$B$4]*((1+[.$D$4])*(1+[.$A6]^-2)+(1-[.$D$4])*(1+3*[.$A6]^-4)*COS(2*[.$E$19]))" office:value-type="float" office:value="13.2635182233307" calcext:value-type="float">
            <text:p>13.26</text:p>
          </table:table-cell>
          <table:table-cell table:style-name="ce32" table:formula="of:=0.5*[.$B$4]*((1-[.$D$4])*(1+2*[.$A6]^-2-3*[.$A6]^-4)*SIN(2*[.$E$19]))" office:value-type="float" office:value="0" calcext:value-type="float">
            <text:p>0.00</text:p>
          </table:table-cell>
          <table:table-cell table:style-name="ce7" table:formula="of:=0.5*([.$B6]+[.$C6])+SQRT((0.5*([.$B6]-[.$C6]))^2+[.$D6]^2)" office:value-type="float" office:value="13.2635182233307" calcext:value-type="float">
            <text:p>13.26</text:p>
          </table:table-cell>
          <table:table-cell table:style-name="ce7" table:formula="of:=0.5*([.$B6]+[.$C6])-SQRT((0.5*([.$B6]-[.$C6]))^2+[.$D6]^2)" office:value-type="float" office:value="0" calcext:value-type="float">
            <text:p>0.00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1.25" calcext:value-type="float">
            <text:p>1.25</text:p>
          </table:table-cell>
          <table:table-cell table:style-name="ce39" table:formula="of:=0.5*[.$B$4]*((1+[.$D$4])*(1-[.$A7]^-2)-(1-[.$D$4])*(1-4*[.$A7]^-2+3*[.$A7]^-4)*COS(2*[.$E$19]))" office:value-type="float" office:value="2.55621930889178" calcext:value-type="float">
            <text:p>2.56</text:p>
          </table:table-cell>
          <table:table-cell table:style-name="ce33" table:formula="of:=0.5*[.$B$4]*((1+[.$D$4])*(1+[.$A7]^-2)+(1-[.$D$4])*(1+3*[.$A7]^-4)*COS(2*[.$E$19]))" office:value-type="float" office:value="11.3324323540399" calcext:value-type="float">
            <text:p>11.33</text:p>
          </table:table-cell>
          <table:table-cell table:style-name="ce33" table:formula="of:=0.5*[.$B$4]*((1-[.$D$4])*(1+2*[.$A7]^-2-3*[.$A7]^-4)*SIN(2*[.$E$19]))" office:value-type="float" office:value="2.58807477491608" calcext:value-type="float">
            <text:p>2.59</text:p>
          </table:table-cell>
          <table:table-cell table:style-name="ce7" table:formula="of:=0.5*([.$B7]+[.$C7])+SQRT((0.5*([.$B7]-[.$C7]))^2+[.$D7]^2)" office:value-type="float" office:value="12.0387943900118" calcext:value-type="float">
            <text:p>12.04</text:p>
          </table:table-cell>
          <table:table-cell table:style-name="ce7" table:formula="of:=0.5*([.$B7]+[.$C7])-SQRT((0.5*([.$B7]-[.$C7]))^2+[.$D7]^2)" office:value-type="float" office:value="1.84985727291982" calcext:value-type="float">
            <text:p>1.85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1.5" calcext:value-type="float">
            <text:p>1.50</text:p>
          </table:table-cell>
          <table:table-cell table:style-name="ce39" table:formula="of:=0.5*[.$B$4]*((1+[.$D$4])*(1-[.$A8]^-2)-(1-[.$D$4])*(1-4*[.$A8]^-2+3*[.$A8]^-4)*COS(2*[.$E$19]))" office:value-type="float" office:value="4.08627399182087" calcext:value-type="float">
            <text:p>4.09</text:p>
          </table:table-cell>
          <table:table-cell table:style-name="ce33" table:formula="of:=0.5*[.$B$4]*((1+[.$D$4])*(1+[.$A8]^-2)+(1-[.$D$4])*(1+3*[.$A8]^-4)*COS(2*[.$E$19]))" office:value-type="float" office:value="10.1419563296594" calcext:value-type="float">
            <text:p>10.14</text:p>
          </table:table-cell>
          <table:table-cell table:style-name="ce33" table:formula="of:=0.5*[.$B$4]*((1-[.$D$4])*(1+2*[.$A8]^-2-3*[.$A8]^-4)*SIN(2*[.$E$19]))" office:value-type="float" office:value="3.19150660698401" calcext:value-type="float">
            <text:p>3.19</text:p>
          </table:table-cell>
          <table:table-cell table:style-name="ce7" table:formula="of:=0.5*([.$B8]+[.$C8])+SQRT((0.5*([.$B8]-[.$C8]))^2+[.$D8]^2)" office:value-type="float" office:value="11.513380618362" calcext:value-type="float">
            <text:p>11.51</text:p>
          </table:table-cell>
          <table:table-cell table:style-name="ce7" table:formula="of:=0.5*([.$B8]+[.$C8])-SQRT((0.5*([.$B8]-[.$C8]))^2+[.$D8]^2)" office:value-type="float" office:value="2.71484970311827" calcext:value-type="float">
            <text:p>2.71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1.75" calcext:value-type="float">
            <text:p>1.75</text:p>
          </table:table-cell>
          <table:table-cell table:style-name="ce39" table:formula="of:=0.5*[.$B$4]*((1+[.$D$4])*(1-[.$A9]^-2)-(1-[.$D$4])*(1-4*[.$A9]^-2+3*[.$A9]^-4)*COS(2*[.$E$19]))" office:value-type="float" office:value="5.05698707815807" calcext:value-type="float">
            <text:p>5.06</text:p>
          </table:table-cell>
          <table:table-cell table:style-name="ce33" table:formula="of:=0.5*[.$B$4]*((1+[.$D$4])*(1+[.$A9]^-2)+(1-[.$D$4])*(1+3*[.$A9]^-4)*COS(2*[.$E$19]))" office:value-type="float" office:value="9.37599846415399" calcext:value-type="float">
            <text:p>9.38</text:p>
          </table:table-cell>
          <table:table-cell table:style-name="ce33" table:formula="of:=0.5*[.$B$4]*((1-[.$D$4])*(1+2*[.$A9]^-2-3*[.$A9]^-4)*SIN(2*[.$E$19]))" office:value-type="float" office:value="3.28235070532286" calcext:value-type="float">
            <text:p>3.28</text:p>
          </table:table-cell>
          <table:table-cell table:style-name="ce7" table:formula="of:=0.5*([.$B9]+[.$C9])+SQRT((0.5*([.$B9]-[.$C9]))^2+[.$D9]^2)" office:value-type="float" office:value="11.1455245845706" calcext:value-type="float">
            <text:p>11.15</text:p>
          </table:table-cell>
          <table:table-cell table:style-name="ce7" table:formula="of:=0.5*([.$B9]+[.$C9])-SQRT((0.5*([.$B9]-[.$C9]))^2+[.$D9]^2)" office:value-type="float" office:value="3.28746095774142" calcext:value-type="float">
            <text:p>3.29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2" calcext:value-type="float">
            <text:p>2.00</text:p>
          </table:table-cell>
          <table:table-cell table:style-name="ce39" table:formula="of:=0.5*[.$B$4]*((1+[.$D$4])*(1-[.$A10]^-2)-(1-[.$D$4])*(1-4*[.$A10]^-2+3*[.$A10]^-4)*COS(2*[.$E$19]))" office:value-type="float" office:value="5.70639758328137" calcext:value-type="float">
            <text:p>5.71</text:p>
          </table:table-cell>
          <table:table-cell table:style-name="ce33" table:formula="of:=0.5*[.$B$4]*((1+[.$D$4])*(1+[.$A10]^-2)+(1-[.$D$4])*(1+3*[.$A10]^-4)*COS(2*[.$E$19]))" office:value-type="float" office:value="8.8594819725513" calcext:value-type="float">
            <text:p>8.86</text:p>
          </table:table-cell>
          <table:table-cell table:style-name="ce33" table:formula="of:=0.5*[.$B$4]*((1-[.$D$4])*(1+2*[.$A10]^-2-3*[.$A10]^-4)*SIN(2*[.$E$19]))" office:value-type="float" office:value="3.23140043957131" calcext:value-type="float">
            <text:p>3.23</text:p>
          </table:table-cell>
          <table:table-cell table:style-name="ce7" table:formula="of:=0.5*([.$B10]+[.$C10])+SQRT((0.5*([.$B10]-[.$C10]))^2+[.$D10]^2)" office:value-type="float" office:value="10.8784138902312" calcext:value-type="float">
            <text:p>10.88</text:p>
          </table:table-cell>
          <table:table-cell table:style-name="ce7" table:formula="of:=0.5*([.$B10]+[.$C10])-SQRT((0.5*([.$B10]-[.$C10]))^2+[.$D10]^2)" office:value-type="float" office:value="3.68746566560151" calcext:value-type="float">
            <text:p>3.69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2.5" calcext:value-type="float">
            <text:p>2.50</text:p>
          </table:table-cell>
          <table:table-cell table:style-name="ce39" table:formula="of:=0.5*[.$B$4]*((1+[.$D$4])*(1-[.$A11]^-2)-(1-[.$D$4])*(1-4*[.$A11]^-2+3*[.$A11]^-4)*COS(2*[.$E$19]))" office:value-type="float" office:value="6.48962381001229" calcext:value-type="float">
            <text:p>6.49</text:p>
          </table:table-cell>
          <table:table-cell table:style-name="ce33" table:formula="of:=0.5*[.$B$4]*((1+[.$D$4])*(1+[.$A11]^-2)+(1-[.$D$4])*(1+3*[.$A11]^-4)*COS(2*[.$E$19]))" office:value-type="float" office:value="8.23253910572062" calcext:value-type="float">
            <text:p>8.23</text:p>
          </table:table-cell>
          <table:table-cell table:style-name="ce33" table:formula="of:=0.5*[.$B$4]*((1-[.$D$4])*(1+2*[.$A11]^-2-3*[.$A11]^-4)*SIN(2*[.$E$19]))" office:value-type="float" office:value="3.06078249636194" calcext:value-type="float">
            <text:p>3.06</text:p>
          </table:table-cell>
          <table:table-cell table:style-name="ce7" table:formula="of:=0.5*([.$B11]+[.$C11])+SQRT((0.5*([.$B11]-[.$C11]))^2+[.$D11]^2)" office:value-type="float" office:value="10.5435063072603" calcext:value-type="float">
            <text:p>10.54</text:p>
          </table:table-cell>
          <table:table-cell table:style-name="ce7" table:formula="of:=0.5*([.$B11]+[.$C11])-SQRT((0.5*([.$B11]-[.$C11]))^2+[.$D11]^2)" office:value-type="float" office:value="4.17865660847265" calcext:value-type="float">
            <text:p>4.18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3" calcext:value-type="float">
            <text:p>3.00</text:p>
          </table:table-cell>
          <table:table-cell table:style-name="ce39" table:formula="of:=0.5*[.$B$4]*((1+[.$D$4])*(1-[.$A12]^-2)-(1-[.$D$4])*(1-4*[.$A12]^-2+3*[.$A12]^-4)*COS(2*[.$E$19]))" office:value-type="float" office:value="6.92392322617323" calcext:value-type="float">
            <text:p>6.92</text:p>
          </table:table-cell>
          <table:table-cell table:style-name="ce33" table:formula="of:=0.5*[.$B$4]*((1+[.$D$4])*(1+[.$A12]^-2)+(1-[.$D$4])*(1+3*[.$A12]^-4)*COS(2*[.$E$19]))" office:value-type="float" office:value="7.88313435419685" calcext:value-type="float">
            <text:p>7.88</text:p>
          </table:table-cell>
          <table:table-cell table:style-name="ce33" table:formula="of:=0.5*[.$B$4]*((1-[.$D$4])*(1+2*[.$A12]^-2-3*[.$A12]^-4)*SIN(2*[.$E$19]))" office:value-type="float" office:value="2.91794889781395" calcext:value-type="float">
            <text:p>2.92</text:p>
          </table:table-cell>
          <table:table-cell table:style-name="ce7" table:formula="of:=0.5*([.$B12]+[.$C12])+SQRT((0.5*([.$B12]-[.$C12]))^2+[.$D12]^2)" office:value-type="float" office:value="10.3606299496459" calcext:value-type="float">
            <text:p>10.36</text:p>
          </table:table-cell>
          <table:table-cell table:style-name="ce7" table:formula="of:=0.5*([.$B12]+[.$C12])-SQRT((0.5*([.$B12]-[.$C12]))^2+[.$D12]^2)" office:value-type="float" office:value="4.44642763072418" calcext:value-type="float">
            <text:p>4.45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3.5" calcext:value-type="float">
            <text:p>3.50</text:p>
          </table:table-cell>
          <table:table-cell table:style-name="ce39" table:formula="of:=0.5*[.$B$4]*((1+[.$D$4])*(1-[.$A13]^-2)-(1-[.$D$4])*(1-4*[.$A13]^-2+3*[.$A13]^-4)*COS(2*[.$E$19]))" office:value-type="float" office:value="7.18880072450587" calcext:value-type="float">
            <text:p>7.19</text:p>
          </table:table-cell>
          <table:table-cell table:style-name="ce33" table:formula="of:=0.5*[.$B$4]*((1+[.$D$4])*(1+[.$A13]^-2)+(1-[.$D$4])*(1+3*[.$A13]^-4)*COS(2*[.$E$19]))" office:value-type="float" office:value="7.66944566107215" calcext:value-type="float">
            <text:p>7.67</text:p>
          </table:table-cell>
          <table:table-cell table:style-name="ce33" table:formula="of:=0.5*[.$B$4]*((1-[.$D$4])*(1+2*[.$A13]^-2-3*[.$A13]^-4)*SIN(2*[.$E$19]))" office:value-type="float" office:value="2.81476185133123" calcext:value-type="float">
            <text:p>2.81</text:p>
          </table:table-cell>
          <table:table-cell table:style-name="ce7" table:formula="of:=0.5*([.$B13]+[.$C13])+SQRT((0.5*([.$B13]-[.$C13]))^2+[.$D13]^2)" office:value-type="float" office:value="10.2541257004819" calcext:value-type="float">
            <text:p>10.25</text:p>
          </table:table-cell>
          <table:table-cell table:style-name="ce7" table:formula="of:=0.5*([.$B13]+[.$C13])-SQRT((0.5*([.$B13]-[.$C13]))^2+[.$D13]^2)" office:value-type="float" office:value="4.60412068509609" calcext:value-type="float">
            <text:p>4.60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4" calcext:value-type="float">
            <text:p>4.00</text:p>
          </table:table-cell>
          <table:table-cell table:style-name="ce39" table:formula="of:=0.5*[.$B$4]*((1+[.$D$4])*(1-[.$A14]^-2)-(1-[.$D$4])*(1-4*[.$A14]^-2+3*[.$A14]^-4)*COS(2*[.$E$19]))" office:value-type="float" office:value="7.36192768208058" calcext:value-type="float">
            <text:p>7.36</text:p>
          </table:table-cell>
          <table:table-cell table:style-name="ce33" table:formula="of:=0.5*[.$B$4]*((1+[.$D$4])*(1+[.$A14]^-2)+(1-[.$D$4])*(1+3*[.$A14]^-4)*COS(2*[.$E$19]))" office:value-type="float" office:value="7.52954220687759" calcext:value-type="float">
            <text:p>7.53</text:p>
          </table:table-cell>
          <table:table-cell table:style-name="ce33" table:formula="of:=0.5*[.$B$4]*((1-[.$D$4])*(1+2*[.$A14]^-2-3*[.$A14]^-4)*SIN(2*[.$E$19]))" office:value-type="float" office:value="2.74092001570781" calcext:value-type="float">
            <text:p>2.74</text:p>
          </table:table-cell>
          <table:table-cell table:style-name="ce7" table:formula="of:=0.5*([.$B14]+[.$C14])+SQRT((0.5*([.$B14]-[.$C14]))^2+[.$D14]^2)" office:value-type="float" office:value="10.1879359199253" calcext:value-type="float">
            <text:p>10.19</text:p>
          </table:table-cell>
          <table:table-cell table:style-name="ce7" table:formula="of:=0.5*([.$B14]+[.$C14])-SQRT((0.5*([.$B14]-[.$C14]))^2+[.$D14]^2)" office:value-type="float" office:value="4.70353396903283" calcext:value-type="float">
            <text:p>4.70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4.5" calcext:value-type="float">
            <text:p>4.50</text:p>
          </table:table-cell>
          <table:table-cell table:style-name="ce39" table:formula="of:=0.5*[.$B$4]*((1+[.$D$4])*(1-[.$A15]^-2)-(1-[.$D$4])*(1-4*[.$A15]^-2+3*[.$A15]^-4)*COS(2*[.$E$19]))" office:value-type="float" office:value="7.48117389420226" calcext:value-type="float">
            <text:p>7.48</text:p>
          </table:table-cell>
          <table:table-cell table:style-name="ce33" table:formula="of:=0.5*[.$B$4]*((1+[.$D$4])*(1+[.$A15]^-2)+(1-[.$D$4])*(1+3*[.$A15]^-4)*COS(2*[.$E$19]))" office:value-type="float" office:value="7.43307391929556" calcext:value-type="float">
            <text:p>7.43</text:p>
          </table:table-cell>
          <table:table-cell table:style-name="ce33" table:formula="of:=0.5*[.$B$4]*((1-[.$D$4])*(1+2*[.$A15]^-2-3*[.$A15]^-4)*SIN(2*[.$E$19]))" office:value-type="float" office:value="2.68716976044826" calcext:value-type="float">
            <text:p>2.69</text:p>
          </table:table-cell>
          <table:table-cell table:style-name="ce7" table:formula="of:=0.5*([.$B15]+[.$C15])+SQRT((0.5*([.$B15]-[.$C15]))^2+[.$D15]^2)" office:value-type="float" office:value="10.1444012879219" calcext:value-type="float">
            <text:p>10.14</text:p>
          </table:table-cell>
          <table:table-cell table:style-name="ce7" table:formula="of:=0.5*([.$B15]+[.$C15])-SQRT((0.5*([.$B15]-[.$C15]))^2+[.$D15]^2)" office:value-type="float" office:value="4.7698465255759" calcext:value-type="float">
            <text:p>4.77</text:p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33" office:value-type="float" office:value="5" calcext:value-type="float">
            <text:p>5.00</text:p>
          </table:table-cell>
          <table:table-cell table:style-name="ce39" table:formula="of:=0.5*[.$B$4]*((1+[.$D$4])*(1-[.$A16]^-2)-(1-[.$D$4])*(1-4*[.$A16]^-2+3*[.$A16]^-4)*COS(2*[.$E$19]))" office:value-type="float" office:value="7.56674495123256" calcext:value-type="float">
            <text:p>7.57</text:p>
          </table:table-cell>
          <table:table-cell table:style-name="ce33" table:formula="of:=0.5*[.$B$4]*((1+[.$D$4])*(1+[.$A16]^-2)+(1-[.$D$4])*(1+3*[.$A16]^-4)*COS(2*[.$E$19]))" office:value-type="float" office:value="7.36379577770067" calcext:value-type="float">
            <text:p>7.36</text:p>
          </table:table-cell>
          <table:table-cell table:style-name="ce33" table:formula="of:=0.5*[.$B$4]*((1-[.$D$4])*(1+2*[.$A16]^-2-3*[.$A16]^-4)*SIN(2*[.$E$19]))" office:value-type="float" office:value="2.64716324009682" calcext:value-type="float">
            <text:p>2.65</text:p>
          </table:table-cell>
          <table:table-cell table:style-name="ce7" table:formula="of:=0.5*([.$B16]+[.$C16])+SQRT((0.5*([.$B16]-[.$C16]))^2+[.$D16]^2)" office:value-type="float" office:value="10.1143778200975" calcext:value-type="float">
            <text:p>10.11</text:p>
          </table:table-cell>
          <table:table-cell table:style-name="ce7" table:formula="of:=0.5*([.$B16]+[.$C16])-SQRT((0.5*([.$B16]-[.$C16]))^2+[.$D16]^2)" office:value-type="float" office:value="4.81616290883572" calcext:value-type="float">
            <text:p>4.82</text:p>
          </table:table-cell>
          <table:table-cell table:style-name="ce3" table:number-columns-repeated="10"/>
          <table:table-cell table:number-columns-repeated="1008"/>
        </table:table-row>
        <table:table-row table:style-name="ro2">
          <table:table-cell table:style-name="ce34" office:value-type="float" office:value="6" calcext:value-type="float">
            <text:p>6.00</text:p>
          </table:table-cell>
          <table:table-cell table:style-name="ce40" table:formula="of:=0.5*[.$B$4]*((1+[.$D$4])*(1-[.$A17]^-2)-(1-[.$D$4])*(1-4*[.$A17]^-2+3*[.$A17]^-4)*COS(2*[.$E$19]))" office:value-type="float" office:value="7.67855641436208" calcext:value-type="float">
            <text:p>7.68</text:p>
          </table:table-cell>
          <table:table-cell table:style-name="ce34" table:formula="of:=0.5*[.$B$4]*((1+[.$D$4])*(1+[.$A17]^-2)+(1-[.$D$4])*(1+3*[.$A17]^-4)*COS(2*[.$E$19]))" office:value-type="float" office:value="7.27320798073043" calcext:value-type="float">
            <text:p>7.27</text:p>
          </table:table-cell>
          <table:table-cell table:style-name="ce34" table:formula="of:=0.5*[.$B$4]*((1-[.$D$4])*(1+2*[.$A17]^-2-3*[.$A17]^-4)*SIN(2*[.$E$19]))" office:value-type="float" office:value="2.59309911817451" calcext:value-type="float">
            <text:p>2.59</text:p>
          </table:table-cell>
          <table:table-cell table:style-name="ce8" table:formula="of:=0.5*([.$B17]+[.$C17])+SQRT((0.5*([.$B17]-[.$C17]))^2+[.$D17]^2)" office:value-type="float" office:value="10.0768896705919" calcext:value-type="float">
            <text:p>10.08</text:p>
          </table:table-cell>
          <table:table-cell table:style-name="ce8" table:formula="of:=0.5*([.$B17]+[.$C17])-SQRT((0.5*([.$B17]-[.$C17]))^2+[.$D17]^2)" office:value-type="float" office:value="4.87487472450061" calcext:value-type="float">
            <text:p>4.87</text:p>
          </table:table-cell>
          <table:table-cell table:style-name="ce3">
            <draw:custom-shape table:end-cell-address="'random θ'.G18" table:end-x="16.38mm" table:end-y="3.18mm" draw:z-index="1" draw:name="Text 2" draw:style-name="gr7" draw:text-style-name="P1" svg:width="4.45mm" svg:height="5.3mm" svg:x="11.93mm" svg:y="2.65mm">
              <text:p/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9"/>
          <table:table-cell table:number-columns-repeated="1008"/>
        </table:table-row>
        <table:table-row table:style-name="ro2">
          <table:table-cell table:style-name="ce10"/>
          <table:table-cell table:style-name="ce20"/>
          <table:table-cell table:style-name="ce23" office:value-type="string" calcext:value-type="string">
            <text:p>Young's modulus (GPa) <text:span text:style-name="T7">E</text:span><text:span text:style-name="T8">=</text:span></text:p>
          </table:table-cell>
          <table:table-cell table:style-name="ce14" office:value-type="float" office:value="20" calcext:value-type="float">
            <text:p>20.0</text:p>
          </table:table-cell>
          <table:table-cell table:style-name="ce3" table:number-columns-repeated="12"/>
          <table:table-cell table:number-columns-repeated="1008"/>
        </table:table-row>
        <table:table-row table:style-name="ro2">
          <table:table-cell table:style-name="ce10"/>
          <table:table-cell table:style-name="ce20"/>
          <table:table-cell table:style-name="ce23" office:value-type="string" calcext:value-type="string">
            <text:p>Poisson ratio <text:span text:style-name="T7">ν</text:span><text:span text:style-name="T8">=</text:span></text:p>
          </table:table-cell>
          <table:table-cell table:style-name="ce25" office:value-type="float" office:value="0.3" calcext:value-type="float">
            <text:p>0.30</text:p>
          </table:table-cell>
          <table:table-cell table:style-name="ce47" table:formula="of:=[.F4]*ATAN(1)/45" office:value-type="float" office:value="0.872664625997165" calcext:value-type="float">
            <text:p>0.872664626</text:p>
          </table:table-cell>
          <table:table-cell table:style-name="ce3"/>
          <table:table-cell table:style-name="ce3">
            <draw:frame table:end-cell-address="'random θ'.P36" table:end-x="14.16mm" table:end-y="4.23mm" draw:z-index="10" draw:name="Chart 11" draw:style-name="gr2" draw:text-style-name="P2" svg:width="164.71mm" svg:height="80.43mm" svg:x="9.15mm" svg:y="2.12mm">
              <loext:p draw:notify-on-update-of-ranges="'random θ'.B23:'random θ'.B23 'random θ'.B24:'random θ'.B35 'random θ'.A24:'random θ'.A35 'random θ'.C23:'random θ'.C23 'random θ'.C24:'random θ'.C35 'random θ'.A24:'random θ'.A3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3" table:number-columns-repeated="9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Shear modulus (GPa) <text:span text:style-name="T9">G</text:span><text:span text:style-name="T10">=</text:span></text:p>
          </table:table-cell>
          <table:table-cell table:style-name="ce26" table:formula="of:=0.5*[.D18]/(1+[.D19])" office:value-type="float" office:value="7.69230769230769" calcext:value-type="float">
            <text:p>7.692</text:p>
          </table:table-cell>
          <table:table-cell table:style-name="ce3" table:number-columns-repeated="12"/>
          <table:table-cell table:number-columns-repeated="1008"/>
        </table:table-row>
        <table:table-row table:style-name="ro2">
          <table:table-cell table:style-name="ce3" table:number-columns-repeated="2"/>
          <table:table-cell table:style-name="ce23" office:value-type="string" calcext:value-type="string">
            <text:p>Radius (m) R=</text:p>
          </table:table-cell>
          <table:table-cell table:style-name="ce27" office:value-type="float" office:value="5" calcext:value-type="float">
            <text:p>5.000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/>
          <table:table-cell table:style-name="ce10"/>
          <table:table-cell/>
          <table:table-cell table:style-name="ce10" table:number-columns-repeated="2"/>
          <table:table-cell table:style-name="ce3" table:number-columns-repeated="11"/>
          <table:table-cell table:number-columns-repeated="1008"/>
        </table:table-row>
        <table:table-row table:style-name="ro3">
          <table:table-cell table:style-name="ce36" office:value-type="string" calcext:value-type="string">
            <text:p>r<text:span text:style-name="T3">/</text:span><text:span text:style-name="T4">R</text:span></text:p>
          </table:table-cell>
          <table:table-cell table:style-name="ce41" office:value-type="string" calcext:value-type="string">
            <text:p>u<text:span text:style-name="T12">r</text:span><text:span text:style-name="T13"> (mm)</text:span></text:p>
          </table:table-cell>
          <table:table-cell table:style-name="ce41" office:value-type="string" calcext:value-type="string">
            <text:p>u<text:span text:style-name="T12">θ</text:span><text:span text:style-name="T13"> (mm)</text:span></text:p>
          </table:table-cell>
          <table:table-cell table:style-name="ce10" table:number-columns-repeated="2"/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1" calcext:value-type="float">
            <text:p>1.00</text:p>
          </table:table-cell>
          <table:table-cell table:style-name="ce42" table:formula="of:=-[.$B$4]*[.$D$21]^2*((1+[.$D$4])-(1-[.$D$4])*(4*(1-[.$D$19])-[.$A24]^-2)*COS(2*[.$E$19]))/(4*[.$D$20]*[.$A24]*[.$D$21])" office:value-type="float" office:value="-2.69146045983789" calcext:value-type="float">
            <text:p>-2.69</text:p>
          </table:table-cell>
          <table:table-cell table:style-name="ce42" table:formula="of:=-[.$B$4]*[.$D$21]*((1-[.$D$4])*(2*(1-2*[.$D$19])+[.$A24]^-2)*SIN(2*[.$E$19]))/(4*[.$D$20]*[.$A24])" office:value-type="float" office:value="-1.44028133878035" calcext:value-type="float">
            <text:p>-1.44</text:p>
          </table:table-cell>
          <table:table-cell table:style-name="ce10" table:number-columns-repeated="2"/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1.25" calcext:value-type="float">
            <text:p>1.25</text:p>
          </table:table-cell>
          <table:table-cell table:style-name="ce42" table:formula="of:=-[.$B$4]*[.$D$21]^2*((1+[.$D$4])-(1-[.$D$4])*(4*(1-[.$D$19])-[.$A25]^-2)*COS(2*[.$E$19]))/(4*[.$D$20]*[.$A25]*[.$D$21])" office:value-type="float" office:value="-2.19380204144437" calcext:value-type="float">
            <text:p>-2.19</text:p>
          </table:table-cell>
          <table:table-cell table:style-name="ce42" table:formula="of:=-[.$B$4]*[.$D$21]*((1-[.$D$4])*(2*(1-2*[.$D$19])+[.$A25]^-2)*SIN(2*[.$E$19]))/(4*[.$D$20]*[.$A25])" office:value-type="float" office:value="-0.921780056819427" calcext:value-type="float">
            <text:p>-0.92</text:p>
          </table:table-cell>
          <table:table-cell table:style-name="ce10" table:number-columns-repeated="2"/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1.5" calcext:value-type="float">
            <text:p>1.50</text:p>
          </table:table-cell>
          <table:table-cell table:style-name="ce42" table:formula="of:=-[.$B$4]*[.$D$21]^2*((1+[.$D$4])-(1-[.$D$4])*(4*(1-[.$D$19])-[.$A26]^-2)*COS(2*[.$E$19]))/(4*[.$D$20]*[.$A26]*[.$D$21])" office:value-type="float" office:value="-1.84656221187503" calcext:value-type="float">
            <text:p>-1.85</text:p>
          </table:table-cell>
          <table:table-cell table:style-name="ce42" table:formula="of:=-[.$B$4]*[.$D$21]*((1-[.$D$4])*(2*(1-2*[.$D$19])+[.$A26]^-2)*SIN(2*[.$E$19]))/(4*[.$D$20]*[.$A26])" office:value-type="float" office:value="-0.663833374252674" calcext:value-type="float">
            <text:p>-0.66</text:p>
          </table:table-cell>
          <table:table-cell table:style-name="ce10">
            <draw:custom-shape table:end-cell-address="'random θ'.G35" table:end-x="2.24mm" table:end-y="2.11mm" draw:z-index="2" draw:name="Rectangle 3" draw:style-name="gr8" draw:text-style-name="P1" svg:width="38.02mm" svg:height="39.94mm" svg:x="8.67mm" svg:y="2.65mm">
              <text:p/>
              <draw:enhanced-geometry svg:viewBox="0 0 21600 21600" draw:type="rectangle" draw:enhanced-path="M 0 0 L 21600 0 21600 21600 0 21600 0 0 Z N"/>
            </draw:custom-shape>
          </table:table-cell>
          <table:table-cell table:style-name="ce10"/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1.75" calcext:value-type="float">
            <text:p>1.75</text:p>
          </table:table-cell>
          <table:table-cell table:style-name="ce42" table:formula="of:=-[.$B$4]*[.$D$21]^2*((1+[.$D$4])-(1-[.$D$4])*(4*(1-[.$D$19])-[.$A27]^-2)*COS(2*[.$E$19]))/(4*[.$D$20]*[.$A27]*[.$D$21])" office:value-type="float" office:value="-1.59227410257436" calcext:value-type="float">
            <text:p>-1.59</text:p>
          </table:table-cell>
          <table:table-cell table:style-name="ce42" table:formula="of:=-[.$B$4]*[.$D$21]*((1-[.$D$4])*(2*(1-2*[.$D$19])+[.$A27]^-2)*SIN(2*[.$E$19]))/(4*[.$D$20]*[.$A27])" office:value-type="float" office:value="-0.515086037581312" calcext:value-type="float">
            <text:p>-0.52</text:p>
          </table:table-cell>
          <table:table-cell table:style-name="ce45"/>
          <table:table-cell table:style-name="ce10"/>
          <table:table-cell table:style-name="ce3">
            <draw:custom-shape table:end-cell-address="'random θ'.F28" table:end-x="11.75mm" table:end-y="2.66mm" draw:z-index="8" draw:name="Text 9" draw:style-name="gr9" draw:text-style-name="P4" svg:width="3.65mm" svg:height="4.5mm" svg:x="8.1mm" svg:y="2.66mm">
              <text:p text:style-name="P3"><text:span text:style-name="T1">r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7" office:value-type="float" office:value="2" calcext:value-type="float">
            <text:p>2.00</text:p>
          </table:table-cell>
          <table:table-cell table:style-name="ce42" table:formula="of:=-[.$B$4]*[.$D$21]^2*((1+[.$D$4])-(1-[.$D$4])*(4*(1-[.$D$19])-[.$A28]^-2)*COS(2*[.$E$19]))/(4*[.$D$20]*[.$A28]*[.$D$21])" office:value-type="float" office:value="-1.39863865905184" calcext:value-type="float">
            <text:p>-1.40</text:p>
          </table:table-cell>
          <table:table-cell table:style-name="ce42" table:formula="of:=-[.$B$4]*[.$D$21]*((1-[.$D$4])*(2*(1-2*[.$D$19])+[.$A28]^-2)*SIN(2*[.$E$19]))/(4*[.$D$20]*[.$A28])" office:value-type="float" office:value="-0.42008205714427" calcext:value-type="float">
            <text:p>-0.42</text:p>
          </table:table-cell>
          <table:table-cell table:style-name="ce45">
            <draw:custom-shape table:end-cell-address="'random θ'.F32" table:end-x="2.53mm" table:end-y="3.45mm" draw:z-index="3" draw:name="Oval 4" draw:style-name="gr10" draw:text-style-name="P1" svg:width="20.15mm" svg:height="17.73mm" svg:x="12.3mm" svg:y="3.71m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table:table-cell>
          <table:table-cell table:style-name="ce10"/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3" calcext:value-type="float">
            <text:p>3.00</text:p>
          </table:table-cell>
          <table:table-cell table:style-name="ce42" table:formula="of:=-[.$B$4]*[.$D$21]^2*((1+[.$D$4])-(1-[.$D$4])*(4*(1-[.$D$19])-[.$A29]^-2)*COS(2*[.$E$19]))/(4*[.$D$20]*[.$A29]*[.$D$21])" office:value-type="float" office:value="-0.938957677532445" calcext:value-type="float">
            <text:p>-0.94</text:p>
          </table:table-cell>
          <table:table-cell table:style-name="ce42" table:formula="of:=-[.$B$4]*[.$D$21]*((1-[.$D$4])*(2*(1-2*[.$D$19])+[.$A29]^-2)*SIN(2*[.$E$19]))/(4*[.$D$20]*[.$A29])" office:value-type="float" office:value="-0.243010431646068" calcext:value-type="float">
            <text:p>-0.24</text:p>
          </table:table-cell>
          <table:table-cell table:style-name="ce3" table:number-columns-repeated="2"/>
          <table:table-cell table:style-name="ce3">
            <draw:custom-shape table:end-cell-address="'random θ'.F30" table:end-x="8.67mm" table:end-y="1.58mm" draw:z-index="7" draw:name="Text 8" draw:style-name="gr11" draw:text-style-name="P6" svg:width="5.32mm" svg:height="5.02mm" svg:x="3.35mm" svg:y="1.06mm">
              <text:p text:style-name="P3"><text:span text:style-name="T1">θ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7" office:value-type="float" office:value="4" calcext:value-type="float">
            <text:p>4.00</text:p>
          </table:table-cell>
          <table:table-cell table:style-name="ce42" table:formula="of:=-[.$B$4]*[.$D$21]^2*((1+[.$D$4])-(1-[.$D$4])*(4*(1-[.$D$19])-[.$A30]^-2)*COS(2*[.$E$19]))/(4*[.$D$20]*[.$A30]*[.$D$21])" office:value-type="float" office:value="-0.705932883167529" calcext:value-type="float">
            <text:p>-0.71</text:p>
          </table:table-cell>
          <table:table-cell table:style-name="ce42" table:formula="of:=-[.$B$4]*[.$D$21]*((1-[.$D$4])*(2*(1-2*[.$D$19])+[.$A30]^-2)*SIN(2*[.$E$19]))/(4*[.$D$20]*[.$A30])" office:value-type="float" office:value="-0.172533702041397" calcext:value-type="float">
            <text:p>-0.17</text:p>
          </table:table-cell>
          <table:table-cell table:style-name="ce3"/>
          <table:table-cell table:style-name="ce3">
            <draw:line table:end-cell-address="'random θ'.G30" table:end-x="0.85mm" table:end-y="3.71mm" draw:z-index="4" draw:name="Line 5" draw:style-name="gr12" draw:text-style-name="P5" svg:x1="6.99mm" svg:y1="3.71mm" svg:x2="30.48mm" svg:y2="3.71mm">
              <text:p/>
            </draw:line>
          </table:table-cell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6" calcext:value-type="float">
            <text:p>6.00</text:p>
          </table:table-cell>
          <table:table-cell table:style-name="ce42" table:formula="of:=-[.$B$4]*[.$D$21]^2*((1+[.$D$4])-(1-[.$D$4])*(4*(1-[.$D$19])-[.$A31]^-2)*COS(2*[.$E$19]))/(4*[.$D$20]*[.$A31]*[.$D$21])" office:value-type="float" office:value="-0.471438410215589" calcext:value-type="float">
            <text:p>-0.47</text:p>
          </table:table-cell>
          <table:table-cell table:style-name="ce42" table:formula="of:=-[.$B$4]*[.$D$21]*((1-[.$D$4])*(2*(1-2*[.$D$19])+[.$A31]^-2)*SIN(2*[.$E$19]))/(4*[.$D$20]*[.$A31])" office:value-type="float" office:value="-0.110391933888" calcext:value-type="float">
            <text:p>-0.11</text:p>
          </table:table-cell>
          <table:table-cell table:style-name="ce3"/>
          <table:table-cell table:style-name="ce3">
            <draw:line table:end-cell-address="'random θ'.E32" table:end-x="11.99mm" table:end-y="0.09mm" draw:z-index="6" draw:name="Line 7" draw:style-name="gr5" draw:text-style-name="P5" svg:x1="13.15mm" svg:y1="-1.06mm" svg:x2="10.91mm" svg:y2="-4.77mm">
              <text:p/>
            </draw:line>
          </table:table-cell>
          <table:table-cell table:style-name="ce3" table:number-columns-repeated="11"/>
          <table:table-cell table:number-columns-repeated="1008"/>
        </table:table-row>
        <table:table-row table:style-name="ro1">
          <table:table-cell table:style-name="ce7" office:value-type="float" office:value="8" calcext:value-type="float">
            <text:p>8.00</text:p>
          </table:table-cell>
          <table:table-cell table:style-name="ce42" table:formula="of:=-[.$B$4]*[.$D$21]^2*((1+[.$D$4])-(1-[.$D$4])*(4*(1-[.$D$19])-[.$A32]^-2)*COS(2*[.$E$19]))/(4*[.$D$20]*[.$A32]*[.$D$21])" office:value-type="float" office:value="-0.353793135788966" calcext:value-type="float">
            <text:p>-0.35</text:p>
          </table:table-cell>
          <table:table-cell table:style-name="ce42" table:formula="of:=-[.$B$4]*[.$D$21]*((1-[.$D$4])*(2*(1-2*[.$D$19])+[.$A32]^-2)*SIN(2*[.$E$19]))/(4*[.$D$20]*[.$A32])" office:value-type="float" office:value="-0.081578435204356" calcext:value-type="float">
            <text:p>-0.08</text:p>
          </table:table-cell>
          <table:table-cell table:style-name="ce3" table:number-columns-repeated="13"/>
          <table:table-cell table:number-columns-repeated="1008"/>
        </table:table-row>
        <table:table-row table:style-name="ro1">
          <table:table-cell table:style-name="ce7" office:value-type="float" office:value="10" calcext:value-type="float">
            <text:p>10.00</text:p>
          </table:table-cell>
          <table:table-cell table:style-name="ce42" table:formula="of:=-[.$B$4]*[.$D$21]^2*((1+[.$D$4])-(1-[.$D$4])*(4*(1-[.$D$19])-[.$A33]^-2)*COS(2*[.$E$19]))/(4*[.$D$20]*[.$A33]*[.$D$21])" office:value-type="float" office:value="-0.283113871274872" calcext:value-type="float">
            <text:p>-0.28</text:p>
          </table:table-cell>
          <table:table-cell table:style-name="ce42" table:formula="of:=-[.$B$4]*[.$D$21]*((1-[.$D$4])*(2*(1-2*[.$D$19])+[.$A33]^-2)*SIN(2*[.$E$19]))/(4*[.$D$20]*[.$A33])" office:value-type="float" office:value="-0.064812660245116" calcext:value-type="float">
            <text:p>-0.06</text:p>
          </table:table-cell>
          <table:table-cell table:style-name="ce3" table:number-columns-repeated="2"/>
          <table:table-cell table:style-name="ce3">
            <draw:line table:end-cell-address="'random θ'.G37" table:end-x="7.99mm" table:end-y="0.03mm" draw:z-index="5" draw:name="Line 6" draw:style-name="gr12" draw:text-style-name="P5" svg:x1="-8.11mm" svg:y1="-10.05mm" svg:x2="9.52mm" svg:y2="-26.2mm">
              <text:p/>
            </draw:line>
          </table:table-cell>
          <table:table-cell table:style-name="ce3" table:number-columns-repeated="10"/>
          <table:table-cell table:number-columns-repeated="1008"/>
        </table:table-row>
        <table:table-row table:style-name="ro1">
          <table:table-cell table:style-name="ce7" office:value-type="float" office:value="12" calcext:value-type="float">
            <text:p>12.00</text:p>
          </table:table-cell>
          <table:table-cell table:style-name="ce42" table:formula="of:=-[.$B$4]*[.$D$21]^2*((1+[.$D$4])-(1-[.$D$4])*(4*(1-[.$D$19])-[.$A34]^-2)*COS(2*[.$E$19]))/(4*[.$D$20]*[.$A34]*[.$D$21])" office:value-type="float" office:value="-0.235964151538965" calcext:value-type="float">
            <text:p>-0.24</text:p>
          </table:table-cell>
          <table:table-cell table:style-name="ce42" table:formula="of:=-[.$B$4]*[.$D$21]*((1-[.$D$4])*(2*(1-2*[.$D$19])+[.$A34]^-2)*SIN(2*[.$E$19]))/(4*[.$D$20]*[.$A34])" office:value-type="float" office:value="-0.053806806702121" calcext:value-type="float">
            <text:p>-0.05</text:p>
          </table:table-cell>
          <table:table-cell table:style-name="ce3" table:number-columns-repeated="13"/>
          <table:table-cell table:number-columns-repeated="1008"/>
        </table:table-row>
        <table:table-row table:style-name="ro1">
          <table:table-cell table:style-name="ce8" office:value-type="float" office:value="15" calcext:value-type="float">
            <text:p>15.00</text:p>
          </table:table-cell>
          <table:table-cell table:style-name="ce43" table:formula="of:=-[.$B$4]*[.$D$21]^2*((1+[.$D$4])-(1-[.$D$4])*(4*(1-[.$D$19])-[.$A35]^-2)*COS(2*[.$E$19]))/(4*[.$D$20]*[.$A35]*[.$D$21])" office:value-type="float" office:value="-0.188794836088565" calcext:value-type="float">
            <text:p>-0.19</text:p>
          </table:table-cell>
          <table:table-cell table:style-name="ce43" table:formula="of:=-[.$B$4]*[.$D$21]*((1-[.$D$4])*(2*(1-2*[.$D$19])+[.$A35]^-2)*SIN(2*[.$E$19]))/(4*[.$D$20]*[.$A35])" office:value-type="float" office:value="-0.0429120859784764" calcext:value-type="float">
            <text:p>-0.04</text:p>
          </table:table-cell>
          <table:table-cell table:style-name="ce3" table:number-columns-repeated="13"/>
          <table:table-cell table:number-columns-repeated="1008"/>
        </table:table-row>
        <table:table-row table:style-name="ro1" table:number-rows-repeated="2">
          <table:table-cell table:style-name="ce3" table:number-columns-repeated="16"/>
          <table:table-cell table:number-columns-repeated="1008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'θ=0°, 90°'.$A$1" table:cell-range-address="$'random θ'.$A$1:.$P$37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0" loext:min-decimal-places="0" number:min-integer-digits="1" number:grouping="true"/>
      <number:text> Δρχ</number:text>
    </number:number-style>
    <number:number-style style:name="N125">
      <number:text>-</number:text>
      <number:number number:decimal-places="0" loext:min-decimal-places="0" number:min-integer-digits="1" number:grouping="true"/>
      <number:text> Δρχ</number:text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  <number:text> Δρχ</number:text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number:text> Δρχ</number:text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  <number:text> Δρχ</number:text>
    </number:number-style>
    <number:number-style style:name="N127">
      <number:text>-</number:text>
      <number:number number:decimal-places="2" loext:min-decimal-places="2" number:min-integer-digits="1" number:grouping="true"/>
      <number:text> Δρχ</number:text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  <number:text> Δρχ</number:text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number:text> Δρχ</number:text>
      <style:map style:condition="value()&gt;=0" style:apply-style-name="N128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Δρχ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Δρχ </number:text>
    </number:number-style>
    <number:number-style style:name="N129P2" style:volatile="true">
      <loext:text> </loext:text>
      <loext:fill-character> </loext:fill-character>
      <number:text>- Δρχ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    </number:text>
    </number:number-style>
    <number:number-style style:name="N130P2" style:volatile="true">
      <loext:text> </loext:text>
      <loext:fill-character> </loext:fill-character>
      <number:text>-    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loext:text> </loext:text>
      <loext:fill-character> </loext:fill-character>
      <number:number number:decimal-places="2" loext:min-decimal-places="2" number:min-integer-digits="1" number:grouping="true"/>
      <number:text> Δρχ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Δρχ </number:text>
    </number:number-style>
    <number:number-style style:name="N131P2" style:volatile="true">
      <loext:text> </loext:text>
      <loext:fill-character> </loext:fill-character>
      <number:text>-</number:text>
      <number:number number:decimal-places="0" loext:min-decimal-places="0" number:min-integer-digits="0"/>
      <number:text> Δρχ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loext:min-decimal-places="1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5" loext:min-decimal-places="5" number:min-integer-digits="1"/>
    </number:number-style>
    <number:number-style style:name="N136">
      <number:number number:decimal-places="4" loext:min-decimal-places="4" number:min-integer-digits="1"/>
    </number:number-style>
    <number:number-style style:name="N137P0" style:volatile="true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7">
      <number:text>ĝ</number:text>
      <style:map style:condition="value()&gt;=0" style:apply-style-name="N137P0"/>
    </number:number-style>
    <number:number-style style:name="N138P0" style:volatile="true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8">
      <number:text>⪔</number:text>
      <style:map style:condition="value()&gt;=0" style:apply-style-name="N138P0"/>
    </number:number-style>
    <number:number-style style:name="N139P0" style:volatile="true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39">
      <number:text>⪔</number:text>
      <style:map style:condition="value()&gt;=0" style:apply-style-name="N139P0"/>
    </number:number-style>
    <number:number-style style:name="N140P0" style:volatile="true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0">
      <number:text>⪔</number:text>
      <style:map style:condition="value()&gt;=0" style:apply-style-name="N140P0"/>
    </number:number-style>
    <number:number-style style:name="N141P0" style:volatile="true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1">
      <number:text>⪔</number:text>
      <style:map style:condition="value()&gt;=0" style:apply-style-name="N141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loext:scale-to-X="1" loext:scale-to-Y="1" style:table-centering="both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14.01mm" fo:margin-right="14.01mm" style:first-page-number="continue" loext:scale-to-X="1" loext:scale-to-Y="1" style:table-centering="both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θ_3d_0_b0__2c__20_90_b0_" style:display-name="PageStyle_θ=0°, 90°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andom_20_θ" style:display-name="PageStyle_random θ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s Kozanis</meta:initial-creator>
    <meta:creation-date>2001-11-03T01:10:57</meta:creation-date>
    <dc:date>2017-05-22T10:59:04.500438255</dc:date>
    <meta:print-date>2007-05-17T05:02:58</meta:print-date>
    <meta:editing-duration>PT4M36S</meta:editing-duration>
    <meta:editing-cycles>1</meta:editing-cycles>
    <meta:document-statistic meta:table-count="2" meta:cell-count="219" meta:object-count="17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4">
      <number:number number:decimal-places="3" loext:min-decimal-places="3" number:min-integer-digits="1"/>
    </number:number-style>
    <style:style style:name="ch1" style:family="chart">
      <style:graphic-properties draw:stroke="none" svg:stroke-color="#212121" draw:fill-color="#f7f7f7"/>
    </style:style>
    <style:style style:name="ch2" style:family="chart">
      <style:graphic-properties svg:stroke-color="#212121" draw:fill="solid" draw:fill-color="#f7f7f7"/>
      <style:text-properties fo:color="#212121" fo:font-family="Arial" fo:font-size="8pt" style:font-size-asian="8pt" style:font-family-complex="Arial" style:font-size-complex="8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minimum="1" chart:maximum="7" chart:reverse-direction="false" text:line-break="false" loext:try-staggering-first="false" chart:link-data-style-to-source="true" chart:axis-position="end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212121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end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212121" fo:font-family="Arial" fo:font-size="8pt" fo:font-weight="bold" style:font-size-asian="8pt" style:font-weight-asian="bold" style:font-family-complex="Arial" style:font-size-complex="8pt" style:font-weight-complex="bold"/>
    </style:style>
    <style:style style:name="ch8" style:family="chart">
      <style:graphic-properties svg:stroke-color="#212121"/>
    </style:style>
    <style:style style:name="ch9" style:family="chart" style:data-style-name="N134">
      <style:chart-properties chart:symbol-type="named-symbol" chart:symbol-name="diamond" chart:symbol-width="0.105cm" chart:symbol-height="0.105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134">
      <style:chart-properties chart:symbol-type="named-symbol" chart:symbol-name="square" chart:symbol-width="0.105cm" chart:symbol-height="0.105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8.737cm" svg:height="6.669cm" xlink:href=".." xlink:type="simple" chart:class="chart:scatter" chart:style-name="ch1">
        <chart:legend svg:x="3.965cm" svg:y="5.454cm" style:legend-expansion="high" chart:style-name="ch2"/>
        <chart:plot-area chart:style-name="ch3" table:cell-range-address="'θ=0°, 90°'.A6:'θ=0°, 90°'.C17 'θ=0°, 90°'.B5:'θ=0°, 90°'.C5" chart:data-source-has-labels="row" svg:x="0.25cm" svg:y="0.316cm" svg:width="8.001cm" svg:height="6.012cm">
          <chartooo:coordinate-region svg:x="0.528cm" svg:y="0.885cm" svg:width="6.598cm" svg:height="5.284cm"/>
          <chart:axis chart:dimension="x" chart:name="primary-x" chart:style-name="ch4">
            <chart:title svg:x="7.141cm" svg:y="0.25cm" chart:style-name="ch5">
              <text:p>x/R</text:p>
            </chart:title>
          </chart:axis>
          <chart:axis chart:dimension="y" chart:name="primary-y" chart:style-name="ch6">
            <chart:title svg:x="0cm" svg:y="3.876cm" chart:style-name="ch7">
              <text:p>σ(MPa)</text:p>
            </chart:title>
            <chart:grid chart:style-name="ch8" chart:class="major"/>
          </chart:axis>
          <chart:series chart:style-name="ch9" chart:values-cell-range-address="'θ=0°, 90°'.B6:'θ=0°, 90°'.B17" chart:label-cell-address="'θ=0°, 90°'.B5:'θ=0°, 90°'.B5" chart:class="chart:scatter">
            <chart:domain table:cell-range-address="'θ=0°, 90°'.A6:'θ=0°, 90°'.A17"/>
            <chart:data-point chart:repeated="12"/>
          </chart:series>
          <chart:series chart:style-name="ch10" chart:values-cell-range-address="'θ=0°, 90°'.C6:'θ=0°, 90°'.C17" chart:label-cell-address="'θ=0°, 90°'.C5:'θ=0°, 90°'.C5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σr wall</text:p>
                <draw:g>
                  <svg:desc>'θ=0°, 90°'.B5:'θ=0°, 90°'.B5</svg:desc>
                </draw:g>
              </table:table-cell>
              <table:table-cell office:value-type="string">
                <text:p>σθ wall</text:p>
                <draw:g>
                  <svg:desc>'θ=0°, 90°'.C5:'θ=0°, 90°'.C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θ=0°, 90°'.A6:'θ=0°, 90°'.A17</svg:desc>
                </draw:g>
              </table:table-cell>
              <table:table-cell office:value-type="float" office:value="0">
                <text:p>0</text:p>
                <draw:g>
                  <svg:desc>'θ=0°, 90°'.B6:'θ=0°, 90°'.B17</svg:desc>
                </draw:g>
              </table:table-cell>
              <table:table-cell office:value-type="float" office:value="37.8">
                <text:p>37.8</text:p>
                <draw:g>
                  <svg:desc>'θ=0°, 90°'.C6:'θ=0°, 90°'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4.89888">
                <text:p>4.89888</text:p>
              </table:table-cell>
              <table:table-cell office:value-type="float" office:value="25.84512">
                <text:p>25.845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5.96296296296296">
                <text:p>5.96296296296296</text:p>
              </table:table-cell>
              <table:table-cell office:value-type="float" office:value="20.9481481481481">
                <text:p>20.94814814814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6.06122448979592">
                <text:p>6.06122448979592</text:p>
              </table:table-cell>
              <table:table-cell office:value-type="float" office:value="18.5387755102041">
                <text:p>18.53877551020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.90625">
                <text:p>5.90625</text:p>
              </table:table-cell>
              <table:table-cell office:value-type="float" office:value="17.19375">
                <text:p>17.1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.50368">
                <text:p>5.50368</text:p>
              </table:table-cell>
              <table:table-cell office:value-type="float" office:value="15.83232">
                <text:p>15.832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.18518518518519">
                <text:p>5.18518518518519</text:p>
              </table:table-cell>
              <table:table-cell office:value-type="float" office:value="15.1925925925926">
                <text:p>15.19259259259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4.95918367346939">
                <text:p>4.95918367346939</text:p>
              </table:table-cell>
              <table:table-cell office:value-type="float" office:value="14.8408163265306">
                <text:p>14.84081632653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4.798828125">
                <text:p>4.798828125</text:p>
              </table:table-cell>
              <table:table-cell office:value-type="float" office:value="14.626171875">
                <text:p>14.62617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4.68267032464563">
                <text:p>4.68267032464563</text:p>
              </table:table-cell>
              <table:table-cell office:value-type="float" office:value="14.4852309099223">
                <text:p>14.48523090992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4.59648">
                <text:p>4.59648</text:p>
              </table:table-cell>
              <table:table-cell office:value-type="float" office:value="14.38752">
                <text:p>14.387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4.48032407407407">
                <text:p>4.48032407407407</text:p>
              </table:table-cell>
              <table:table-cell office:value-type="float" office:value="14.2641203703704">
                <text:p>14.26412037037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number:number-style style:name="N134">
      <number:number number:decimal-places="3" loext:min-decimal-places="3" number:min-integer-digits="1"/>
    </number:number-style>
    <style:style style:name="ch1" style:family="chart">
      <style:graphic-properties draw:stroke="none" svg:stroke-color="#212121" draw:fill-color="#f7f7f7"/>
    </style:style>
    <style:style style:name="ch2" style:family="chart">
      <style:graphic-properties svg:stroke-color="#212121" draw:fill="solid" draw:fill-color="#f7f7f7"/>
      <style:text-properties fo:color="#212121" fo:font-family="Arial" fo:font-size="8pt" style:font-size-asian="8pt" style:font-family-complex="Arial" style:font-size-complex="8pt"/>
    </style:style>
    <style:style style:name="ch3" style:family="chart">
      <style:chart-properties chart:interpolation="cubic-spline" chart:symbol-type="automatic" chart:include-hidden-cells="false" chart:treat-empty-cells="leave-gap"/>
    </style:style>
    <style:style style:name="ch4" style:family="chart" style:data-style-name="N134">
      <style:chart-properties chart:display-label="true" chart:logarithmic="false" chart:reverse-direction="false" text:line-break="false" loext:try-staggering-first="false" chart:link-data-style-to-source="true" chart:axis-position="end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5" style:family="chart">
      <style:chart-properties style:rotation-angle="0"/>
      <style:text-properties fo:color="#212121" fo:font-family="Arial" fo:font-size="8pt" fo:font-weight="bold" style:font-size-asian="8pt" style:font-weight-asian="bold" style:font-family-complex="Arial" style:font-size-complex="8pt" style:font-weight-complex="bold"/>
    </style:style>
    <style:style style:name="ch6" style:family="chart">
      <style:graphic-properties svg:stroke-color="#212121"/>
    </style:style>
    <style:style style:name="ch7" style:family="chart" style:data-style-name="N2">
      <style:chart-properties chart:display-label="true" chart:logarithmic="false" chart:minimum="1" chart:maximum="6.5" chart:interval-major="2" chart:interval-minor-divisor="4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8pt" style:font-size-asian="8pt" style:font-family-complex="Arial" style:font-size-complex="8pt"/>
    </style:style>
    <style:style style:name="ch8" style:family="chart">
      <style:chart-properties style:rotation-angle="90"/>
      <style:text-properties fo:color="#212121" fo:font-family="Arial" fo:font-size="8pt" fo:font-weight="bold" style:font-size-asian="8pt" style:font-weight-asian="bold" style:font-family-complex="Arial" style:font-size-complex="8pt" style:font-weight-complex="bold"/>
    </style:style>
    <style:style style:name="ch9" style:family="chart" style:data-style-name="N2">
      <style:chart-properties chart:symbol-type="named-symbol" chart:symbol-name="diamond" chart:symbol-width="0.105cm" chart:symbol-height="0.105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05cm" chart:symbol-height="0.105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8.57cm" svg:height="6.193cm" xlink:href=".." xlink:type="simple" chart:class="chart:scatter" chart:style-name="ch1">
        <chart:legend svg:x="6.379cm" svg:y="3.186cm" style:legend-expansion="high" chart:style-name="ch2"/>
        <chart:plot-area chart:style-name="ch3" table:cell-range-address="'θ=0°, 90°'.D5:'θ=0°, 90°'.D17 'θ=0°, 90°'.A6:'θ=0°, 90°'.A17 'θ=0°, 90°'.E5:'θ=0°, 90°'.E5" chart:data-source-has-labels="row" svg:x="0.651cm" svg:y="0.25cm" svg:width="7.164cm" svg:height="5.89cm">
          <chartooo:coordinate-region svg:x="1.061cm" svg:y="0.819cm" svg:width="6.316cm" svg:height="5.162cm"/>
          <chart:axis chart:dimension="x" chart:name="primary-x" chart:style-name="ch4">
            <chart:title svg:x="7.055cm" svg:y="0.68cm" chart:style-name="ch5">
              <text:p>σ (MPa)</text:p>
            </chart:title>
            <chart:grid chart:style-name="ch6" chart:class="major"/>
          </chart:axis>
          <chart:axis chart:dimension="y" chart:name="primary-y" chart:style-name="ch7">
            <chart:title svg:x="0.573cm" svg:y="3.007cm" chart:style-name="ch8">
              <text:p>x/R</text:p>
            </chart:title>
          </chart:axis>
          <chart:series chart:style-name="ch9" chart:values-cell-range-address="'θ=0°, 90°'.A6:'θ=0°, 90°'.A17" chart:label-cell-address="'θ=0°, 90°'.D5:'θ=0°, 90°'.D5" chart:class="chart:scatter">
            <chart:domain table:cell-range-address="'θ=0°, 90°'.D6:'θ=0°, 90°'.D17"/>
            <chart:data-point chart:repeated="12"/>
          </chart:series>
          <chart:series chart:style-name="ch10" chart:values-cell-range-address="'θ=0°, 90°'.A6:'θ=0°, 90°'.A17" chart:label-cell-address="'θ=0°, 90°'.E5:'θ=0°, 90°'.E5" chart:class="chart:scatter">
            <chart:domain table:cell-range-address="'θ=0°, 90°'.E6:'θ=0°, 90°'.E17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σr roof</text:p>
                <draw:g>
                  <svg:desc>'θ=0°, 90°'.D5:'θ=0°, 90°'.D5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σθ roof</text:p>
                <draw:g>
                  <svg:desc>'θ=0°, 90°'.E5:'θ=0°, 90°'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θ=0°, 90°'.D6:'θ=0°, 90°'.D17</svg:desc>
                </draw:g>
              </table:table-cell>
              <table:table-cell office:value-type="float" office:value="1">
                <text:p>1</text:p>
                <draw:g>
                  <svg:desc>'θ=0°, 90°'.A6:'θ=0°, 90°'.A17</svg:desc>
                </draw:g>
              </table:table-cell>
              <table:table-cell office:value-type="float" office:value="-1.4">
                <text:p>-1.4</text:p>
                <draw:g>
                  <svg:desc>'θ=0°, 90°'.E6:'θ=0°, 90°'.E17</svg:desc>
                </draw:g>
              </table:table-cell>
              <table:table-cell office:value-type="float" office:value="1">
                <text:p>1</text:p>
                <draw:g>
                  <svg:desc>'θ=0°, 90°'.A6:'θ=0°, 90°'.A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5312">
                <text:p>1.65312</text:p>
              </table:table-cell>
              <table:table-cell office:value-type="float" office:value="1.25">
                <text:p>1.25</text:p>
              </table:table-cell>
              <table:table-cell office:value-type="float" office:value="4.00288">
                <text:p>4.0028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4814814814815">
                <text:p>4.14814814814815</text:p>
              </table:table-cell>
              <table:table-cell office:value-type="float" office:value="1.5">
                <text:p>1.5</text:p>
              </table:table-cell>
              <table:table-cell office:value-type="float" office:value="5.34074074074074">
                <text:p>5.34074074074074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19591836734694">
                <text:p>6.19591836734694</text:p>
              </table:table-cell>
              <table:table-cell office:value-type="float" office:value="1.75">
                <text:p>1.75</text:p>
              </table:table-cell>
              <table:table-cell office:value-type="float" office:value="5.60408163265306">
                <text:p>5.6040816326530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74375">
                <text:p>7.74375</text:p>
              </table:table-cell>
              <table:table-cell office:value-type="float" office:value="2">
                <text:p>2</text:p>
              </table:table-cell>
              <table:table-cell office:value-type="float" office:value="5.55625">
                <text:p>5.55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8432">
                <text:p>9.78432</text:p>
              </table:table-cell>
              <table:table-cell office:value-type="float" office:value="2.5">
                <text:p>2.5</text:p>
              </table:table-cell>
              <table:table-cell office:value-type="float" office:value="5.27968">
                <text:p>5.2796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9925925925926">
                <text:p>10.9925925925926</text:p>
              </table:table-cell>
              <table:table-cell office:value-type="float" office:value="3">
                <text:p>3</text:p>
              </table:table-cell>
              <table:table-cell office:value-type="float" office:value="5.02962962962963">
                <text:p>5.029629629629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551020408163">
                <text:p>11.7551020408163</text:p>
              </table:table-cell>
              <table:table-cell office:value-type="float" office:value="3.5">
                <text:p>3.5</text:p>
              </table:table-cell>
              <table:table-cell office:value-type="float" office:value="4.84489795918368">
                <text:p>4.8448979591836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263671875">
                <text:p>12.263671875</text:p>
              </table:table-cell>
              <table:table-cell office:value-type="float" office:value="4">
                <text:p>4</text:p>
              </table:table-cell>
              <table:table-cell office:value-type="float" office:value="4.711328125">
                <text:p>4.711328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6185642432556">
                <text:p>12.6185642432556</text:p>
              </table:table-cell>
              <table:table-cell office:value-type="float" office:value="4.5">
                <text:p>4.5</text:p>
              </table:table-cell>
              <table:table-cell office:value-type="float" office:value="4.6135345221765">
                <text:p>4.613534522176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87552">
                <text:p>12.87552</text:p>
              </table:table-cell>
              <table:table-cell office:value-type="float" office:value="5">
                <text:p>5</text:p>
              </table:table-cell>
              <table:table-cell office:value-type="float" office:value="4.54048">
                <text:p>4.540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2141203703704">
                <text:p>13.2141203703704</text:p>
              </table:table-cell>
              <table:table-cell office:value-type="float" office:value="6">
                <text:p>6</text:p>
              </table:table-cell>
              <table:table-cell office:value-type="float" office:value="4.44143518518519">
                <text:p>4.44143518518519</text:p>
              </table:table-cell>
              <table:table-cell office:value-type="float" office:value="6">
                <text:p>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212121" draw:fill-color="#f7f7f7"/>
    </style:style>
    <style:style style:name="ch2" style:family="chart">
      <style:graphic-properties svg:stroke-color="#212121" draw:fill="solid" draw:fill-color="#f7f7f7"/>
      <style:text-properties fo:color="#212121" fo:font-family="Arial" fo:font-size="11pt" style:font-size-asian="11pt" style:font-family-complex="Arial" style:font-size-complex="11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minimum="1" chart:maximum="6.5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font-family="Arial" fo:font-size="12pt" fo:font-style="italic" fo:font-weight="bold" style:font-size-asian="12pt" style:font-style-asian="italic" style:font-weight-asian="bold" style:font-family-complex="Arial" style:font-size-complex="12pt" style:font-style-complex="italic" style:font-weight-complex="bold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family="Arial" fo:font-size="12pt" fo:font-style="italic" fo:font-weight="bold" style:font-size-asian="12pt" style:font-style-asian="italic" style:font-weight-asian="bold" style:font-family-complex="Arial" style:font-size-complex="12pt" style:font-style-complex="italic" style:font-weight-complex="bold"/>
    </style:style>
    <style:style style:name="ch8" style:family="chart">
      <style:graphic-properties svg:stroke-color="#212121"/>
    </style:style>
    <style:style style:name="ch9" style:family="chart" style:data-style-name="N2">
      <style:chart-properties chart:symbol-type="named-symbol" chart:symbol-name="diamond" chart:symbol-width="0.105cm" chart:symbol-height="0.105cm" chart:link-data-style-to-source="true"/>
      <style:graphic-properties svg:stroke-width="0.035cm" svg:stroke-color="#000080" draw:fill-color="#000080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05cm" chart:symbol-height="0.105cm" chart:link-data-style-to-source="true"/>
      <style:graphic-properties svg:stroke-width="0.035cm" svg:stroke-color="#008000" draw:fill-color="#008000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arrow-up" chart:symbol-width="0.105cm" chart:symbol-height="0.105cm" chart:link-data-style-to-source="true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6.277cm" svg:height="7.779cm" xlink:href=".." xlink:type="simple" chart:class="chart:scatter" chart:style-name="ch1">
        <chart:legend svg:x="13.68cm" svg:y="0.252cm" style:legend-expansion="high" chart:style-name="ch2"/>
        <chart:plot-area chart:style-name="ch3" table:cell-range-address="'random θ'.A6:'random θ'.D17 'random θ'.B5:'random θ'.D5" chart:data-source-has-labels="row" svg:x="0.794cm" svg:y="0.574cm" svg:width="15.321cm" svg:height="7.074cm">
          <chartooo:coordinate-region svg:x="2.103cm" svg:y="0.801cm" svg:width="14.012cm" svg:height="6.147cm"/>
          <chart:axis chart:dimension="x" chart:name="primary-x" chart:style-name="ch4">
            <chart:title svg:x="15.073cm" svg:y="6.61cm" chart:style-name="ch5">
              <text:p>r/R</text:p>
            </chart:title>
          </chart:axis>
          <chart:axis chart:dimension="y" chart:name="primary-y" chart:style-name="ch6">
            <chart:title svg:x="0cm" svg:y="5.1cm" chart:style-name="ch7">
              <text:p>σ/τ (MPa)</text:p>
            </chart:title>
            <chart:grid chart:style-name="ch8" chart:class="major"/>
          </chart:axis>
          <chart:series chart:style-name="ch9" chart:values-cell-range-address="'random θ'.B6:'random θ'.B17" chart:label-cell-address="'random θ'.B5:'random θ'.B5" chart:class="chart:scatter">
            <chart:domain table:cell-range-address="'random θ'.A6:'random θ'.A17"/>
            <chart:data-point chart:repeated="12"/>
          </chart:series>
          <chart:series chart:style-name="ch10" chart:values-cell-range-address="'random θ'.C6:'random θ'.C17" chart:label-cell-address="'random θ'.C5:'random θ'.C5" chart:class="chart:scatter">
            <chart:data-point chart:repeated="12"/>
          </chart:series>
          <chart:series chart:style-name="ch11" chart:values-cell-range-address="'random θ'.D6:'random θ'.D17" chart:label-cell-address="'random θ'.D5:'random θ'.D5" chart:class="chart:scatter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σr</text:p>
                <draw:g>
                  <svg:desc>'random θ'.B5:'random θ'.B5</svg:desc>
                </draw:g>
              </table:table-cell>
              <table:table-cell office:value-type="string">
                <text:p>σθ </text:p>
                <draw:g>
                  <svg:desc>'random θ'.C5:'random θ'.C5</svg:desc>
                </draw:g>
              </table:table-cell>
              <table:table-cell office:value-type="string">
                <text:p>τrθ</text:p>
                <draw:g>
                  <svg:desc>'random θ'.D5:'random θ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ndom θ'.A6:'random θ'.A17</svg:desc>
                </draw:g>
              </table:table-cell>
              <table:table-cell office:value-type="float" office:value="0">
                <text:p>0</text:p>
                <draw:g>
                  <svg:desc>'random θ'.B6:'random θ'.B17</svg:desc>
                </draw:g>
              </table:table-cell>
              <table:table-cell office:value-type="float" office:value="13.2635182233307">
                <text:p>13.2635182233307</text:p>
                <draw:g>
                  <svg:desc>'random θ'.C6:'random θ'.C17</svg:desc>
                </draw:g>
              </table:table-cell>
              <table:table-cell office:value-type="float" office:value="0">
                <text:p>0</text:p>
                <draw:g>
                  <svg:desc>'random θ'.D6:'random θ'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2.55621930889178">
                <text:p>2.55621930889178</text:p>
              </table:table-cell>
              <table:table-cell office:value-type="float" office:value="11.3324323540399">
                <text:p>11.3324323540399</text:p>
              </table:table-cell>
              <table:table-cell office:value-type="float" office:value="2.58807477491608">
                <text:p>2.588074774916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4.08627399182087">
                <text:p>4.08627399182087</text:p>
              </table:table-cell>
              <table:table-cell office:value-type="float" office:value="10.1419563296594">
                <text:p>10.1419563296594</text:p>
              </table:table-cell>
              <table:table-cell office:value-type="float" office:value="3.19150660698401">
                <text:p>3.191506606984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5.05698707815807">
                <text:p>5.05698707815807</text:p>
              </table:table-cell>
              <table:table-cell office:value-type="float" office:value="9.37599846415399">
                <text:p>9.37599846415399</text:p>
              </table:table-cell>
              <table:table-cell office:value-type="float" office:value="3.28235070532286">
                <text:p>3.28235070532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.70639758328137">
                <text:p>5.70639758328137</text:p>
              </table:table-cell>
              <table:table-cell office:value-type="float" office:value="8.8594819725513">
                <text:p>8.8594819725513</text:p>
              </table:table-cell>
              <table:table-cell office:value-type="float" office:value="3.23140043957131">
                <text:p>3.23140043957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6.48962381001229">
                <text:p>6.48962381001229</text:p>
              </table:table-cell>
              <table:table-cell office:value-type="float" office:value="8.23253910572062">
                <text:p>8.23253910572062</text:p>
              </table:table-cell>
              <table:table-cell office:value-type="float" office:value="3.06078249636194">
                <text:p>3.060782496361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.92392322617323">
                <text:p>6.92392322617323</text:p>
              </table:table-cell>
              <table:table-cell office:value-type="float" office:value="7.88313435419685">
                <text:p>7.88313435419685</text:p>
              </table:table-cell>
              <table:table-cell office:value-type="float" office:value="2.91794889781395">
                <text:p>2.917948897813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7.18880072450587">
                <text:p>7.18880072450587</text:p>
              </table:table-cell>
              <table:table-cell office:value-type="float" office:value="7.66944566107215">
                <text:p>7.66944566107215</text:p>
              </table:table-cell>
              <table:table-cell office:value-type="float" office:value="2.81476185133123">
                <text:p>2.81476185133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7.36192768208058">
                <text:p>7.36192768208058</text:p>
              </table:table-cell>
              <table:table-cell office:value-type="float" office:value="7.52954220687759">
                <text:p>7.52954220687759</text:p>
              </table:table-cell>
              <table:table-cell office:value-type="float" office:value="2.74092001570781">
                <text:p>2.740920015707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7.48117389420226">
                <text:p>7.48117389420226</text:p>
              </table:table-cell>
              <table:table-cell office:value-type="float" office:value="7.43307391929556">
                <text:p>7.43307391929556</text:p>
              </table:table-cell>
              <table:table-cell office:value-type="float" office:value="2.68716976044826">
                <text:p>2.687169760448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7.56674495123256">
                <text:p>7.56674495123256</text:p>
              </table:table-cell>
              <table:table-cell office:value-type="float" office:value="7.36379577770067">
                <text:p>7.36379577770067</text:p>
              </table:table-cell>
              <table:table-cell office:value-type="float" office:value="2.64716324009682">
                <text:p>2.64716324009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7.67855641436208">
                <text:p>7.67855641436208</text:p>
              </table:table-cell>
              <table:table-cell office:value-type="float" office:value="7.27320798073043">
                <text:p>7.27320798073043</text:p>
              </table:table-cell>
              <table:table-cell office:value-type="float" office:value="2.59309911817451">
                <text:p>2.593099118174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 svg:stroke-color="#212121" draw:fill-color="#f7f7f7"/>
    </style:style>
    <style:style style:name="ch2" style:family="chart">
      <style:graphic-properties svg:stroke-color="#212121" draw:fill="solid" draw:fill-color="#f7f7f7"/>
      <style:text-properties fo:color="#212121" fo:font-family="Arial" fo:font-size="11.25pt" style:font-size-asian="11.25pt" style:font-family-complex="Arial" style:font-size-complex="11.25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2">
      <style:chart-properties chart:display-label="true" chart:logarithmic="false" chart:minimum="1" chart:maximum="16" chart:reverse-direction="false" text:line-break="false" loext:try-staggering-first="false" chart:link-data-style-to-source="true" chart:axis-position="end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5" style:family="chart">
      <style:chart-properties style:rotation-angle="0"/>
      <style:text-properties fo:font-family="Arial" fo:font-size="12pt" fo:font-style="italic" fo:font-weight="bold" style:font-size-asian="12pt" style:font-style-asian="italic" style:font-weight-asian="bold" style:font-family-complex="Arial" style:font-size-complex="12pt" style:font-style-complex="italic" style:font-weight-complex="bold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212121"/>
      <style:text-properties fo:color="#212121" fo:font-family="Arial" fo:font-size="12pt" style:font-size-asian="12pt" style:font-family-complex="Arial" style:font-size-complex="12pt"/>
    </style:style>
    <style:style style:name="ch7" style:family="chart">
      <style:chart-properties chart:auto-position="true" style:rotation-angle="90"/>
      <style:text-properties fo:font-family="Arial" fo:font-size="12pt" fo:font-style="italic" fo:font-weight="bold" style:font-size-asian="12pt" style:font-style-asian="italic" style:font-weight-asian="bold" style:font-family-complex="Arial" style:font-size-complex="12pt" style:font-style-complex="italic" style:font-weight-complex="bold"/>
    </style:style>
    <style:style style:name="ch8" style:family="chart">
      <style:graphic-properties svg:stroke-color="#212121"/>
    </style:style>
    <style:style style:name="ch9" style:family="chart" style:data-style-name="N2">
      <style:chart-properties chart:symbol-type="named-symbol" chart:symbol-name="diamond" chart:symbol-width="0.105cm" chart:symbol-height="0.105cm" chart:link-data-style-to-source="true"/>
      <style:graphic-properties svg:stroke-width="0.035cm" svg:stroke-color="#003366" draw:fill-color="#003366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square" chart:symbol-width="0.105cm" chart:symbol-height="0.105cm" chart:link-data-style-to-source="true"/>
      <style:graphic-properties svg:stroke-width="0.035cm" svg:stroke-color="#808000" draw:fill-color="#808000"/>
      <style:text-properties fo:font-size="10pt" style:font-size-asian="10pt" style:font-size-complex="10pt"/>
    </style:style>
    <style:style style:name="ch11" style:family="chart">
      <style:graphic-properties draw:stroke="solid" svg:stroke-width="0.035cm" svg:stroke-color="#808080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16.472cm" svg:height="8.044cm" xlink:href=".." xlink:type="simple" chart:class="chart:scatter" chart:style-name="ch1">
        <chart:legend svg:x="12.632cm" svg:y="5.993cm" style:legend-expansion="high" chart:style-name="ch2"/>
        <chart:plot-area chart:style-name="ch3" table:cell-range-address="'random θ'.A24:'random θ'.C35 'random θ'.B23:'random θ'.C23" chart:data-source-has-labels="row" svg:x="0.825cm" svg:y="0.457cm" svg:width="15.483cm" svg:height="7.488cm">
          <chartooo:coordinate-region svg:x="2.029cm" svg:y="1.158cm" svg:width="14.279cm" svg:height="6.562cm"/>
          <chart:axis chart:dimension="x" chart:name="primary-x" chart:style-name="ch4">
            <chart:title svg:x="15.269cm" svg:y="0.863cm" chart:style-name="ch5">
              <text:p>r/R</text:p>
            </chart:title>
          </chart:axis>
          <chart:axis chart:dimension="y" chart:name="primary-y" chart:style-name="ch6">
            <chart:title svg:x="0cm" svg:y="4.965cm" chart:style-name="ch7">
              <text:p>u (mm)</text:p>
            </chart:title>
            <chart:grid chart:style-name="ch8" chart:class="major"/>
          </chart:axis>
          <chart:series chart:style-name="ch9" chart:values-cell-range-address="'random θ'.B24:'random θ'.B35" chart:label-cell-address="'random θ'.B23:'random θ'.B23" chart:class="chart:scatter">
            <chart:domain table:cell-range-address="'random θ'.A24:'random θ'.A35"/>
            <chart:data-point chart:repeated="12"/>
          </chart:series>
          <chart:series chart:style-name="ch10" chart:values-cell-range-address="'random θ'.C24:'random θ'.C35" chart:label-cell-address="'random θ'.C23:'random θ'.C23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r (mm)</text:p>
                <draw:g>
                  <svg:desc>'random θ'.B23:'random θ'.B23</svg:desc>
                </draw:g>
              </table:table-cell>
              <table:table-cell office:value-type="string">
                <text:p>uθ (mm)</text:p>
                <draw:g>
                  <svg:desc>'random θ'.C23:'random θ'.C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random θ'.A24:'random θ'.A35</svg:desc>
                </draw:g>
              </table:table-cell>
              <table:table-cell office:value-type="float" office:value="-2.69146045983789">
                <text:p>-2.69146045983789</text:p>
                <draw:g>
                  <svg:desc>'random θ'.B24:'random θ'.B35</svg:desc>
                </draw:g>
              </table:table-cell>
              <table:table-cell office:value-type="float" office:value="-1.44028133878035">
                <text:p>-1.44028133878035</text:p>
                <draw:g>
                  <svg:desc>'random θ'.C24:'random θ'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-2.19380204144437">
                <text:p>-2.19380204144437</text:p>
              </table:table-cell>
              <table:table-cell office:value-type="float" office:value="-0.921780056819427">
                <text:p>-0.9217800568194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-1.84656221187503">
                <text:p>-1.84656221187503</text:p>
              </table:table-cell>
              <table:table-cell office:value-type="float" office:value="-0.663833374252674">
                <text:p>-0.6638333742526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75">
                <text:p>1.75</text:p>
              </table:table-cell>
              <table:table-cell office:value-type="float" office:value="-1.59227410257436">
                <text:p>-1.59227410257436</text:p>
              </table:table-cell>
              <table:table-cell office:value-type="float" office:value="-0.515086037581312">
                <text:p>-0.5150860375813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-1.39863865905184">
                <text:p>-1.39863865905184</text:p>
              </table:table-cell>
              <table:table-cell office:value-type="float" office:value="-0.42008205714427">
                <text:p>-0.420082057144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-0.938957677532445">
                <text:p>-0.938957677532445</text:p>
              </table:table-cell>
              <table:table-cell office:value-type="float" office:value="-0.243010431646068">
                <text:p>-0.2430104316460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-0.705932883167529">
                <text:p>-0.705932883167529</text:p>
              </table:table-cell>
              <table:table-cell office:value-type="float" office:value="-0.172533702041397">
                <text:p>-0.172533702041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-0.471438410215589">
                <text:p>-0.471438410215589</text:p>
              </table:table-cell>
              <table:table-cell office:value-type="float" office:value="-0.110391933888">
                <text:p>-0.1103919338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0.353793135788966">
                <text:p>-0.353793135788966</text:p>
              </table:table-cell>
              <table:table-cell office:value-type="float" office:value="-0.081578435204356">
                <text:p>-0.0815784352043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-0.283113871274872">
                <text:p>-0.283113871274872</text:p>
              </table:table-cell>
              <table:table-cell office:value-type="float" office:value="-0.064812660245116">
                <text:p>-0.0648126602451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-0.235964151538965">
                <text:p>-0.235964151538965</text:p>
              </table:table-cell>
              <table:table-cell office:value-type="float" office:value="-0.053806806702121">
                <text:p>-0.0538068067021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-0.188794836088565">
                <text:p>-0.188794836088565</text:p>
              </table:table-cell>
              <table:table-cell office:value-type="float" office:value="-0.0429120859784764">
                <text:p>-0.042912085978476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